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1" style:family="table">
      <style:table-properties style:width="6.6931in" table:align="left"/>
    </style:style>
    <style:style style:name="Table21.A" style:family="table-column">
      <style:table-column-properties style:column-width="2.2681in"/>
    </style:style>
    <style:style style:name="Table21.B" style:family="table-column">
      <style:table-column-properties style:column-width="1.9722in"/>
    </style:style>
    <style:style style:name="Table21.C" style:family="table-column">
      <style:table-column-properties style:column-width="1.7486in"/>
    </style:style>
    <style:style style:name="Table21.D" style:family="table-column">
      <style:table-column-properties style:column-width="0.7042in"/>
    </style:style>
    <style:style style:name="Table21.A1" style:family="table-cell">
      <style:table-cell-properties style:vertical-align="middle" fo:padding="0.0194in" fo:border="none"/>
    </style:style>
    <style:style style:name="Table24" style:family="table">
      <style:table-properties style:width="5.3396in" table:align="left"/>
    </style:style>
    <style:style style:name="Table24.A" style:family="table-column">
      <style:table-column-properties style:column-width="2.6667in"/>
    </style:style>
    <style:style style:name="Table24.B" style:family="table-column">
      <style:table-column-properties style:column-width="0.8625in"/>
    </style:style>
    <style:style style:name="Table24.C" style:family="table-column">
      <style:table-column-properties style:column-width="1.8104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5.266in" table:align="left"/>
    </style:style>
    <style:style style:name="Table25.A" style:family="table-column">
      <style:table-column-properties style:column-width="2.2333in"/>
    </style:style>
    <style:style style:name="Table25.B" style:family="table-column">
      <style:table-column-properties style:column-width="0.7069in"/>
    </style:style>
    <style:style style:name="Table25.C" style:family="table-column">
      <style:table-column-properties style:column-width="2.3257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5.6097in" table:align="left"/>
    </style:style>
    <style:style style:name="Table26.A" style:family="table-column">
      <style:table-column-properties style:column-width="1.3354in"/>
    </style:style>
    <style:style style:name="Table26.B" style:family="table-column">
      <style:table-column-properties style:column-width="4.2743in"/>
    </style:style>
    <style:style style:name="Table26.A1" style:family="table-cell">
      <style:table-cell-properties style:vertical-align="middle" fo:padding="0.0194in" fo:border="none"/>
    </style:style>
    <style:style style:name="Table28" style:family="table">
      <style:table-properties style:width="6.3139in" table:align="left"/>
    </style:style>
    <style:style style:name="Table28.A" style:family="table-column">
      <style:table-column-properties style:column-width="0.8021in"/>
    </style:style>
    <style:style style:name="Table28.B" style:family="table-column">
      <style:table-column-properties style:column-width="1.2375in"/>
    </style:style>
    <style:style style:name="Table28.C" style:family="table-column">
      <style:table-column-properties style:column-width="4.2743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6.6931in" table:align="left"/>
    </style:style>
    <style:style style:name="Table29.A" style:family="table-column">
      <style:table-column-properties style:column-width="2.5861in"/>
    </style:style>
    <style:style style:name="Table29.B" style:family="table-column">
      <style:table-column-properties style:column-width="0.8597in"/>
    </style:style>
    <style:style style:name="Table29.C" style:family="table-column">
      <style:table-column-properties style:column-width="1.775in"/>
    </style:style>
    <style:style style:name="Table29.D" style:family="table-column">
      <style:table-column-properties style:column-width="1.4722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6.5514in" table:align="left"/>
    </style:style>
    <style:style style:name="Table30.A" style:family="table-column">
      <style:table-column-properties style:column-width="1.2181in"/>
    </style:style>
    <style:style style:name="Table30.B" style:family="table-column">
      <style:table-column-properties style:column-width="2.5417in"/>
    </style:style>
    <style:style style:name="Table30.C" style:family="table-column">
      <style:table-column-properties style:column-width="2.7917in"/>
    </style:style>
    <style:style style:name="Table30.A1" style:family="table-cell">
      <style:table-cell-properties style:vertical-align="middle" fo:padding="0.0194in" fo:border="none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1.391in"/>
    </style:style>
    <style:style style:name="Table4.B" style:family="table-column">
      <style:table-column-properties style:column-width="0.9278in"/>
    </style:style>
    <style:style style:name="Table4.C" style:family="table-column">
      <style:table-column-properties style:column-width="2.7493in"/>
    </style:style>
    <style:style style:name="Table4.D" style:family="table-column">
      <style:table-column-properties style:column-width="1.625in"/>
    </style:style>
    <style:style style:name="Table4.A1" style:family="table-cell">
      <style:table-cell-properties style:vertical-align="middle" fo:padding="0.0194in" fo:border="none"/>
    </style:style>
    <style:style style:name="Table13" style:family="table">
      <style:table-properties style:width="6.5306in" table:align="left"/>
    </style:style>
    <style:style style:name="Table13.A" style:family="table-column">
      <style:table-column-properties style:column-width="1.3in"/>
    </style:style>
    <style:style style:name="Table13.B" style:family="table-column">
      <style:table-column-properties style:column-width="0.6681in"/>
    </style:style>
    <style:style style:name="Table13.C" style:family="table-column">
      <style:table-column-properties style:column-width="0.6722in"/>
    </style:style>
    <style:style style:name="Table13.D" style:family="table-column">
      <style:table-column-properties style:column-width="3.8903in"/>
    </style:style>
    <style:style style:name="Table13.A1" style:family="table-cell">
      <style:table-cell-properties style:vertical-align="middle" fo:padding="0.0194in" fo:border="none"/>
    </style:style>
    <style:style style:name="Table18" style:family="table">
      <style:table-properties style:width="6.6931in" table:align="left"/>
    </style:style>
    <style:style style:name="Table18.A" style:family="table-column">
      <style:table-column-properties style:column-width="2.0632in"/>
    </style:style>
    <style:style style:name="Table18.B" style:family="table-column">
      <style:table-column-properties style:column-width="0.6681in"/>
    </style:style>
    <style:style style:name="Table18.C" style:family="table-column">
      <style:table-column-properties style:column-width="0.6722in"/>
    </style:style>
    <style:style style:name="Table18.D" style:family="table-column">
      <style:table-column-properties style:column-width="3.2896in"/>
    </style:style>
    <style:style style:name="Table18.A1" style:family="table-cell">
      <style:table-cell-properties style:vertical-align="middle" fo:padding="0.0194in" fo:border="none"/>
    </style:style>
    <style:style style:name="Table20" style:family="table">
      <style:table-properties style:width="4.0556in" table:align="left"/>
    </style:style>
    <style:style style:name="Table20.A" style:family="table-column">
      <style:table-column-properties style:column-width="0.9764in"/>
    </style:style>
    <style:style style:name="Table20.B" style:family="table-column">
      <style:table-column-properties style:column-width="1.041in"/>
    </style:style>
    <style:style style:name="Table20.C" style:family="table-column">
      <style:table-column-properties style:column-width="0.966in"/>
    </style:style>
    <style:style style:name="Table20.D" style:family="table-column">
      <style:table-column-properties style:column-width="1.0722in"/>
    </style:style>
    <style:style style:name="Table20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35acd" officeooo:paragraph-rsid="006ea54e"/>
    </style:style>
    <style:style style:name="P2" style:family="paragraph" style:parent-style-name="Standard">
      <style:text-properties style:font-name="Ubuntu" officeooo:rsid="0042eedd" officeooo:paragraph-rsid="0042eedd"/>
    </style:style>
    <style:style style:name="P3" style:family="paragraph" style:parent-style-name="Standard">
      <style:text-properties style:font-name="Ubuntu" officeooo:rsid="0042eedd" officeooo:paragraph-rsid="00781769"/>
    </style:style>
    <style:style style:name="P4" style:family="paragraph" style:parent-style-name="Standard">
      <style:text-properties style:font-name="Ubuntu" officeooo:rsid="0042eedd" officeooo:paragraph-rsid="007d7b3b"/>
    </style:style>
    <style:style style:name="P5" style:family="paragraph" style:parent-style-name="Standard">
      <style:text-properties officeooo:rsid="0042eedd" officeooo:paragraph-rsid="0042eedd"/>
    </style:style>
    <style:style style:name="P6" style:family="paragraph" style:parent-style-name="Standard">
      <style:text-properties officeooo:paragraph-rsid="006ea54e"/>
    </style:style>
    <style:style style:name="P7" style:family="paragraph" style:parent-style-name="Standard">
      <style:text-properties officeooo:rsid="0042eedd" officeooo:paragraph-rsid="0042eedd"/>
    </style:style>
    <style:style style:name="P8" style:family="paragraph" style:parent-style-name="Standard" style:list-style-name="L28">
      <style:text-properties officeooo:rsid="0042eedd" officeooo:paragraph-rsid="012e5bda"/>
    </style:style>
    <style:style style:name="P9" style:family="paragraph" style:parent-style-name="Standard" style:list-style-name="L39">
      <style:text-properties officeooo:rsid="0042eedd" officeooo:paragraph-rsid="012e5bda"/>
    </style:style>
    <style:style style:name="P10" style:family="paragraph" style:parent-style-name="Standard" style:list-style-name="L40">
      <style:text-properties officeooo:rsid="0042eedd" officeooo:paragraph-rsid="012e5bda"/>
    </style:style>
    <style:style style:name="P11" style:family="paragraph" style:parent-style-name="Standard" style:list-style-name="L41">
      <style:text-properties officeooo:rsid="0042eedd" officeooo:paragraph-rsid="012e5bda"/>
    </style:style>
    <style:style style:name="P12" style:family="paragraph" style:parent-style-name="Standard" style:list-style-name="L42">
      <style:text-properties officeooo:rsid="0042eedd" officeooo:paragraph-rsid="012e5bda"/>
    </style:style>
    <style:style style:name="P13" style:family="paragraph" style:parent-style-name="Standard" style:list-style-name="L43">
      <style:text-properties officeooo:rsid="0042eedd" officeooo:paragraph-rsid="012e5bda"/>
    </style:style>
    <style:style style:name="P14" style:family="paragraph" style:parent-style-name="Standard" style:list-style-name="L44">
      <style:text-properties officeooo:rsid="0042eedd" officeooo:paragraph-rsid="012e5bda"/>
    </style:style>
    <style:style style:name="P15" style:family="paragraph" style:parent-style-name="Standard" style:list-style-name="L45">
      <style:text-properties officeooo:rsid="0042eedd" officeooo:paragraph-rsid="012e5bda"/>
    </style:style>
    <style:style style:name="P16" style:family="paragraph" style:parent-style-name="Standard" style:list-style-name="L46">
      <style:text-properties officeooo:rsid="0042eedd" officeooo:paragraph-rsid="012e5bda"/>
    </style:style>
    <style:style style:name="P17" style:family="paragraph" style:parent-style-name="Standard" style:list-style-name="L47">
      <style:text-properties officeooo:rsid="0042eedd" officeooo:paragraph-rsid="012e5bda"/>
    </style:style>
    <style:style style:name="P18" style:family="paragraph" style:parent-style-name="Standard" style:list-style-name="L48">
      <style:text-properties officeooo:rsid="0042eedd" officeooo:paragraph-rsid="012e5bda"/>
    </style:style>
    <style:style style:name="P19" style:family="paragraph" style:parent-style-name="Standard">
      <style:text-properties officeooo:rsid="0042eedd" officeooo:paragraph-rsid="012e5bda"/>
    </style:style>
    <style:style style:name="P20" style:family="paragraph" style:parent-style-name="Standard">
      <style:paragraph-properties>
        <style:tab-stops>
          <style:tab-stop style:position="2.0417in"/>
        </style:tab-stops>
      </style:paragraph-properties>
      <style:text-properties officeooo:rsid="0042eedd" officeooo:paragraph-rsid="012e5bda"/>
    </style:style>
    <style:style style:name="P21" style:family="paragraph" style:parent-style-name="Standard">
      <style:text-properties officeooo:paragraph-rsid="006ea54e"/>
    </style:style>
    <style:style style:name="P22" style:family="paragraph" style:parent-style-name="Standard">
      <style:paragraph-properties>
        <style:tab-stops>
          <style:tab-stop style:position="1.5728in"/>
          <style:tab-stop style:position="1.9165in"/>
        </style:tab-stops>
      </style:paragraph-properties>
      <style:text-properties style:font-name="Ubuntu" officeooo:rsid="0042eedd" officeooo:paragraph-rsid="012e5bda"/>
    </style:style>
    <style:style style:name="P23" style:family="paragraph" style:parent-style-name="Standard">
      <style:paragraph-properties>
        <style:tab-stops>
          <style:tab-stop style:position="2.0417in"/>
        </style:tab-stops>
      </style:paragraph-properties>
      <style:text-properties style:font-name="Ubuntu" officeooo:rsid="0042eedd" officeooo:paragraph-rsid="012e5bda"/>
    </style:style>
    <style:style style:name="P24" style:family="paragraph" style:parent-style-name="Standard">
      <style:paragraph-properties>
        <style:tab-stops>
          <style:tab-stop style:position="1.4689in"/>
        </style:tab-stops>
      </style:paragraph-properties>
      <style:text-properties style:font-name="Ubuntu" officeooo:rsid="0042eedd" officeooo:paragraph-rsid="012e5bda"/>
    </style:style>
    <style:style style:name="P25" style:family="paragraph" style:parent-style-name="Standard">
      <style:text-properties style:font-name="Ubuntu" officeooo:rsid="0042eedd" officeooo:paragraph-rsid="012e5bda"/>
    </style:style>
    <style:style style:name="P26" style:family="paragraph" style:parent-style-name="Standard">
      <style:text-properties style:text-underline-style="solid" style:text-underline-width="auto" style:text-underline-color="font-color" officeooo:rsid="0042eedd" officeooo:paragraph-rsid="012e5bda"/>
    </style:style>
    <style:style style:name="P27" style:family="paragraph" style:parent-style-name="Standard">
      <style:text-properties officeooo:paragraph-rsid="012e5bda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officeooo:rsid="0042eedd" officeooo:paragraph-rsid="012e5bda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style:font-name="Ubuntu" officeooo:rsid="0042eedd" officeooo:paragraph-rsid="012e5bda"/>
    </style:style>
    <style:style style:name="P30" style:family="paragraph" style:parent-style-name="Text_20_body">
      <style:text-properties officeooo:rsid="0042eedd" officeooo:paragraph-rsid="012e5bda"/>
    </style:style>
    <style:style style:name="P31" style:family="paragraph" style:parent-style-name="Text_20_body">
      <style:text-properties officeooo:paragraph-rsid="012e5bda"/>
    </style:style>
    <style:style style:name="P32" style:family="paragraph" style:parent-style-name="Text_20_body">
      <style:paragraph-properties fo:margin-top="0in" fo:margin-bottom="0in" loext:contextual-spacing="false" fo:line-height="100%"/>
      <style:text-properties officeooo:paragraph-rsid="012e5bda"/>
    </style:style>
    <style:style style:name="P33" style:family="paragraph" style:parent-style-name="Heading_20_1">
      <style:text-properties officeooo:paragraph-rsid="006ea54e"/>
    </style:style>
    <style:style style:name="P34" style:family="paragraph" style:parent-style-name="Heading_20_1">
      <style:text-properties officeooo:paragraph-rsid="012e5bda"/>
    </style:style>
    <style:style style:name="P35" style:family="paragraph" style:parent-style-name="Heading_20_2">
      <style:text-properties officeooo:paragraph-rsid="012e5bda"/>
    </style:style>
    <style:style style:name="P36" style:family="paragraph" style:parent-style-name="Heading_20_3">
      <style:text-properties officeooo:paragraph-rsid="012e5bda"/>
    </style:style>
    <style:style style:name="P37" style:family="paragraph" style:parent-style-name="Table_20_Contents">
      <style:text-properties fo:font-size="2pt" style:font-size-asian="2pt" style:font-size-complex="2pt"/>
    </style:style>
    <style:style style:name="P38" style:family="paragraph" style:parent-style-name="Table_20_Contents">
      <style:text-properties fo:font-size="2pt" officeooo:paragraph-rsid="012e5bda" style:font-size-asian="2pt" style:font-size-complex="2pt"/>
    </style:style>
    <style:style style:name="P39" style:family="paragraph" style:parent-style-name="Table_20_Contents">
      <style:paragraph-properties fo:text-align="center" style:justify-single-word="false"/>
      <style:text-properties officeooo:paragraph-rsid="012e5bda"/>
    </style:style>
    <style:style style:name="P40" style:family="paragraph" style:parent-style-name="Table_20_Contents">
      <style:text-properties officeooo:paragraph-rsid="012e5bd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7e0731"/>
    </style:style>
    <style:style style:name="T3" style:family="text">
      <style:text-properties officeooo:rsid="007f4d05"/>
    </style:style>
    <style:style style:name="T4" style:family="text">
      <style:text-properties officeooo:rsid="00dff5f8"/>
    </style:style>
    <style:style style:name="T5" style:family="text">
      <style:text-properties officeooo:rsid="00e5096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officeooo:rsid="006ea54e"/>
    </style:style>
    <style:style style:name="T10" style:family="text">
      <style:text-properties officeooo:rsid="012e5bda"/>
    </style:style>
    <style:style style:name="T11" style:family="text">
      <style:text-properties style:text-position="33% 80%"/>
    </style:style>
    <style:style style:name="T12" style:family="text">
      <style:text-properties officeooo:rsid="01303d7f"/>
    </style:style>
    <style:style style:name="T13" style:family="text">
      <style:text-properties officeooo:rsid="01328dff"/>
    </style:style>
    <style:style style:name="T14" style:family="text">
      <style:text-properties style:font-name="Ubuntu"/>
    </style:style>
    <style:style style:name="T15" style:family="text">
      <style:text-properties officeooo:rsid="013a7b44"/>
    </style:style>
    <style:style style:name="T16" style:family="text">
      <style:text-properties officeooo:rsid="013d84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<text:span text:style-name="T9">2. Переменные и основные типы данных в C++</text:span></text:h>
      <text:p text:style-name="P6"/>
      <text:h text:style-name="Heading_20_2" text:outline-level="2"><text:span text:style-name="T12">О</text:span>бщие положения <text:span text:style-name="T12">о типах данных в С++</text:span></text:h>
      <text:p text:style-name="P6"/>
      <text:h text:style-name="Heading_20_3" text:outline-level="3">Фундаментальные типы данных в С++</text:h>
      <text:p text:style-name="P1"/>
      <text:p text:style-name="P1">В языке C++ есть встроенная поддержка определенных типов данных. Их называют основными типами данных (или «фундаментальные/базовые/встроенные типы данных»).</text:p>
      <text:p text:style-name="P1">Вот список основных типов данных в языке C++:</text:p>
      <text:p text:style-name="P5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Table_20_Contents"><text:span text:style-name="Strong_20_Emphasis">Категория</text:span></text:p>
          </table:table-cell>
          <table:table-cell table:style-name="Table21.A1" office:value-type="string">
            <text:p text:style-name="Table_20_Contents"><text:span text:style-name="Strong_20_Emphasis">Тип</text:span></text:p>
          </table:table-cell>
          <table:table-cell table:style-name="Table21.A1" office:value-type="string">
            <text:p text:style-name="Table_20_Contents"><text:span text:style-name="Strong_20_Emphasis">Значение</text:span></text:p>
          </table:table-cell>
          <table:table-cell table:style-name="Table21.A1" office:value-type="string">
            <text:p text:style-name="Table_20_Contents"><text:span text:style-name="Strong_20_Emphasis">Пример</text:span></text:p>
          </table:table-cell>
        </table:table-row>
        <table:table-row>
          <table:table-cell table:style-name="Table21.A1" office:value-type="string">
            <text:p text:style-name="Table_20_Contents">Логический тип данных</text:p>
          </table:table-cell>
          <table:table-cell table:style-name="Table21.A1" office:value-type="string">
            <text:p text:style-name="Table_20_Contents">bool</text:p>
          </table:table-cell>
          <table:table-cell table:style-name="Table21.A1" office:value-type="string">
            <text:p text:style-name="Table_20_Contents">true или false</text:p>
          </table:table-cell>
          <table:table-cell table:style-name="Table21.A1" office:value-type="string">
            <text:p text:style-name="Table_20_Contents">true</text:p>
          </table:table-cell>
        </table:table-row>
        <table:table-row>
          <table:table-cell table:style-name="Table21.A1" office:value-type="string">
            <text:p text:style-name="Table_20_Contents">Символьный тип данных</text:p>
          </table:table-cell>
          <table:table-cell table:style-name="Table21.A1" office:value-type="string">
            <text:p text:style-name="Table_20_Contents">char, wchar_t, char16_t, char32_t</text:p>
          </table:table-cell>
          <table:table-cell table:style-name="Table21.A1" office:value-type="string">
            <text:p text:style-name="Table_20_Contents">Один из ASCII-символов</text:p>
          </table:table-cell>
          <table:table-cell table:style-name="Table21.A1" office:value-type="string">
            <text:p text:style-name="Table_20_Contents">‘c’</text:p>
          </table:table-cell>
        </table:table-row>
        <table:table-row>
          <table:table-cell table:style-name="Table21.A1" office:value-type="string">
            <text:p text:style-name="Table_20_Contents">Тип данных с плавающей запятой</text:p>
          </table:table-cell>
          <table:table-cell table:style-name="Table21.A1" office:value-type="string">
            <text:p text:style-name="Table_20_Contents">float, double, long double</text:p>
          </table:table-cell>
          <table:table-cell table:style-name="Table21.A1" office:value-type="string">
            <text:p text:style-name="Table_20_Contents">Десятичная дробь</text:p>
          </table:table-cell>
          <table:table-cell table:style-name="Table21.A1" office:value-type="string">
            <text:p text:style-name="Table_20_Contents">3.14159</text:p>
          </table:table-cell>
        </table:table-row>
        <table:table-row>
          <table:table-cell table:style-name="Table21.A1" office:value-type="string">
            <text:p text:style-name="Table_20_Contents">Целочисленный тип данных</text:p>
          </table:table-cell>
          <table:table-cell table:style-name="Table21.A1" office:value-type="string">
            <text:p text:style-name="Table_20_Contents">short, int, long, long long</text:p>
          </table:table-cell>
          <table:table-cell table:style-name="Table21.A1" office:value-type="string">
            <text:p text:style-name="Table_20_Contents">Целое число</text:p>
          </table:table-cell>
          <table:table-cell table:style-name="Table21.A1" office:value-type="string">
            <text:p text:style-name="Table_20_Contents">64</text:p>
          </table:table-cell>
        </table:table-row>
        <table:table-row>
          <table:table-cell table:style-name="Table21.A1" office:value-type="string">
            <text:p text:style-name="Table_20_Contents">Пустота</text:p>
          </table:table-cell>
          <table:table-cell table:style-name="Table21.A1" office:value-type="string">
            <text:p text:style-name="Table_20_Contents">void</text:p>
          </table:table-cell>
          <table:table-cell table:style-name="Table21.A1" office:value-type="string">
            <text:p text:style-name="Table_20_Contents">Пустота</text:p>
          </table:table-cell>
          <table:table-cell table:style-name="Table21.A1" office:value-type="string">
            <text:p text:style-name="P37"/>
          </table:table-cell>
        </table:table-row>
      </table:table>
      <text:p text:style-name="P5"/>
      <text:p text:style-name="P5">Принцип объявления переменных других типов аналогичен:</text:p>
      <text:p text:style-name="P5"/>
      <text:p text:style-name="P2">type varName; // type - это тип (например, int), а varName - это имя переменной</text:p>
      <text:p text:style-name="P5"/>
      <text:p text:style-name="P5">Объявление пяти переменных разных типов:</text:p>
      <text:p text:style-name="P5"><text:tab/></text:p>
      <text:p text:style-name="P2">bool bValue;</text:p>
      <text:p text:style-name="P2">char chValue;</text:p>
      <text:p text:style-name="P2">int nValue;</text:p>
      <text:p text:style-name="P2">float fValue;</text:p>
      <text:p text:style-name="P2">double dValue;</text:p>
      <text:p text:style-name="P5"/>
      <text:p text:style-name="P5">Обратите внимание, переменной типа void здесь нет (о типе void мы поговорим детально на следующем уроке).</text:p>
      <text:p text:style-name="P5"><text:tab/></text:p>
      <text:p text:style-name="P3">void vValue; // не будет работать, так как void </text:p>
      <text:p text:style-name="P3"><text:tab/><text:tab/><text:tab/> <text:s/>//не может использоваться в качестве типа переменной</text:p>
      <text:p text:style-name="P5"/>
      <text:h text:style-name="Heading_20_3" text:outline-level="3">Инициализация переменных</text:h>
      <text:p text:style-name="P5"/>
      <text:p text:style-name="P5">При объявлении переменной мы можем присвоить ей значение в этот же момент. Это называется инициализацией переменной.</text:p>
      <text:p text:style-name="P5">Язык C++ поддерживает 2 основных способа инициализации переменных.</text:p>
      <text:p text:style-name="P5">Способ №1: Копирующая инициализация (или «инициализация копированием») с помощью знака равенства =:</text:p>
      <text:p text:style-name="P5"><text:tab/></text:p>
      <text:p text:style-name="P2">int nValue = 5; // копирующая инициализация</text:p>
      <text:p text:style-name="P5"><text:soft-page-break/></text:p>
      <text:p text:style-name="P5">Способ №2: Прямая инициализация с помощью круглых скобок ():</text:p>
      <text:p text:style-name="P5"><text:tab/></text:p>
      <text:p text:style-name="P2">int nValue(5); // прямая инициализация</text:p>
      <text:p text:style-name="P5"/>
      <text:p text:style-name="P5">Прямая инициализация лучше работает с одними типами данных, копирующая инициализация — с другими.</text:p>
      <text:p text:style-name="P5"/>
      <text:h text:style-name="Heading_20_3" text:outline-level="3">uniform-инициализация</text:h>
      <text:p text:style-name="P5"/>
      <text:p text:style-name="P5">Прямая или копирующая инициализация работают не со всеми типами данных (например, вы не сможете использовать эти способы для инициализации списка значений).</text:p>
      <text:p text:style-name="P5">В попытке обеспечить единый механизм инициализации, который будет работать со всеми типами данных, в C++11 добавили новый способ инициализации, который называется uniform-инициализация:</text:p>
      <text:p text:style-name="P5"/>
      <text:p text:style-name="P2">int value{5};</text:p>
      <text:p text:style-name="P5"/>
      <text:p text:style-name="P5">Инициализация переменной с пустыми фигурными скобками указывает на инициализацию по умолчанию (переменной присваивается 0):</text:p>
      <text:p text:style-name="P5"/>
      <text:p text:style-name="P2">int value{}; // инициализация переменной по умолчанию значением 0 (ноль)</text:p>
      <text:p text:style-name="P5"/>
      <text:p text:style-name="P5">В uniform-инициализации есть еще одно дополнительное преимущество: вы не сможете присвоить переменной значение, которое не поддерживает её тип данных — компилятор выдаст предупреждение или сообщение об ошибке. Например:</text:p>
      <text:p text:style-name="P5"/>
      <text:p text:style-name="P3">int value{4.5}; // ошибка: целочисленная переменная не может содержать</text:p>
      <text:p text:style-name="P3"><text:tab/><text:tab/><text:tab/> <text:s text:c="4"/>// нецелочисленные значения</text:p>
      <text:p text:style-name="P5"/>
      <text:p text:style-name="P5"><text:span text:style-name="T1">Правило</text:span>: Используйте uniform-инициализацию.</text:p>
      <text:p text:style-name="P5"/>
      <text:h text:style-name="Heading_20_3" text:outline-level="3">Присваивание переменных</text:h>
      <text:p text:style-name="P5"/>
      <text:p text:style-name="P5">Когда переменной присваивается значение после её объявления (не в момент объявления), то это копирующее присваивание (или просто «присваивание»):</text:p>
      <text:p text:style-name="P5"/>
      <text:p text:style-name="P2">int nValue;</text:p>
      <text:p text:style-name="P2">nValue = 5; // копирующее присваивание</text:p>
      <text:p text:style-name="P5"/>
      <text:p text:style-name="P5">В языке C++ нет встроенной поддержки способов прямого/uniform-присваивания, есть только копирующее присваивание.</text:p>
      <text:p text:style-name="P5"/>
      <text:h text:style-name="Heading_20_3" text:outline-level="3">Тип void</text:h>
      <text:p text:style-name="P5"/>
      <text:p text:style-name="P5">Тип void — это самый простой тип данных, который означает «отсутствие любого типа данных». Следовательно, переменные не могут быть типа void:</text:p>
      <text:p text:style-name="P5"/>
      <text:p text:style-name="P2">void value; // не будет работать, так как переменная не может иметь тип void</text:p>
      <text:p text:style-name="P5"><text:soft-page-break/></text:p>
      <text:p text:style-name="P5">Тип void, как правило, используется в 3-х случаях:</text:p>
      <text:p text:style-name="P5"><text:span text:style-name="T1">Использование №1</text:span>: Указать, что функция не возвращает значение:</text:p>
      <text:p text:style-name="P5"/>
      <text:p text:style-name="P4">void writeValue(int x) // здесь void означает, </text:p>
      <text:p text:style-name="P4"><text:tab/><text:tab/><text:tab/><text:tab/><text:tab/> <text:s text:c="4"/>//что функция не возвращает никакое значение</text:p>
      <text:p text:style-name="P2">{</text:p>
      <text:p text:style-name="P2"><text:s text:c="4"/>std::cout &lt;&lt; "The value of x is: " &lt;&lt; x &lt;&lt; std::endl;</text:p>
      <text:p text:style-name="P2"><text:s text:c="4"/>// Нет стейтмента return, так как тип функции - void</text:p>
      <text:p text:style-name="P2">}</text:p>
      <text:p text:style-name="P5"/>
      <text:p text:style-name="P5"><text:span text:style-name="T1">Использование №2</text:span>: Указать, что функция не имеет никаких параметров (перешло из языка Cи):</text:p>
      <text:p text:style-name="P5"/>
      <text:p text:style-name="P2">int getValue(void) // здесь void означает, что функция не имеет никаких параметров</text:p>
      <text:p text:style-name="P2">{</text:p>
      <text:p text:style-name="P2"><text:s text:c="4"/>int x;</text:p>
      <text:p text:style-name="P2"><text:s text:c="4"/>std::cin &gt;&gt; x;</text:p>
      <text:p text:style-name="P2"><text:s text:c="4"/>return x;</text:p>
      <text:p text:style-name="P2">}</text:p>
      <text:p text:style-name="P5"/>
      <text:p text:style-name="P5"><text:span text:style-name="T1">Использование №3</text:span>: Ключевое слово void имеет третий (более продвинутый) способ использования в языке C++, который мы будем рассматривать <text:span text:style-name="T10">в дальнейшем</text:span>. <text:span text:style-name="T2">Коротко: </text:span>Указатель типа void (или «общий указатель») — это специальный тип указателя, который может указывать на объекты любого типа данных! Объявляется он как обычный указатель, только вместо типа данных используется ключевое слово void:</text:p>
      <text:p text:style-name="P5"/>
      <text:p text:style-name="P5"><text:span text:style-name="T3">v</text:span>oid *ptr; // ptr - это указатель типа void</text:p>
      <text:p text:style-name="P5"/>
      <text:h text:style-name="P36" text:outline-level="3">Размер основных типов данных в C++</text:h>
      <text:p text:style-name="P19"/>
      <text:p text:style-name="P19">Язык C++ гарантирует только их минимальный размер:</text:p>
      <text:p text:style-name="P19"/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40"><text:span text:style-name="Strong_20_Emphasis">Категория</text:span></text:p>
          </table:table-cell>
          <table:table-cell table:style-name="Table24.A1" office:value-type="string">
            <text:p text:style-name="P40"><text:span text:style-name="Strong_20_Emphasis">Тип</text:span></text:p>
          </table:table-cell>
          <table:table-cell table:style-name="Table24.A1" office:value-type="string">
            <text:p text:style-name="P40"><text:span text:style-name="Strong_20_Emphasis">Минимальный размер</text:span></text:p>
          </table:table-cell>
        </table:table-row>
        <table:table-row>
          <table:table-cell table:style-name="Table24.A1" office:value-type="string">
            <text:p text:style-name="P40"><text:span text:style-name="Strong_20_Emphasis">Логический тип данных</text:span></text:p>
          </table:table-cell>
          <table:table-cell table:style-name="Table24.A1" office:value-type="string">
            <text:p text:style-name="P40">bool</text:p>
          </table:table-cell>
          <table:table-cell table:style-name="Table24.A1" office:value-type="string">
            <text:p text:style-name="P40">1 байт</text:p>
          </table:table-cell>
        </table:table-row>
        <table:table-row>
          <table:table-cell table:style-name="Table24.A1" office:value-type="string">
            <text:p text:style-name="P40"><text:span text:style-name="Strong_20_Emphasis">Символьный тип данных</text:span></text:p>
          </table:table-cell>
          <table:table-cell table:style-name="Table24.A1" office:value-type="string">
            <text:p text:style-name="P40">char</text:p>
          </table:table-cell>
          <table:table-cell table:style-name="Table24.A1" office:value-type="string">
            <text:p text:style-name="P40">1 байт</text:p>
          </table:table-cell>
        </table:table-row>
        <table:table-row>
          <table:table-cell table:style-name="Table24.A1" office:value-type="string">
            <text:p text:style-name="P38"/>
          </table:table-cell>
          <table:table-cell table:style-name="Table24.A1" office:value-type="string">
            <text:p text:style-name="P40">wchar_t</text:p>
          </table:table-cell>
          <table:table-cell table:style-name="Table24.A1" office:value-type="string">
            <text:p text:style-name="P40">1 байт</text:p>
          </table:table-cell>
        </table:table-row>
        <table:table-row>
          <table:table-cell table:style-name="Table24.A1" office:value-type="string">
            <text:p text:style-name="P38"/>
          </table:table-cell>
          <table:table-cell table:style-name="Table24.A1" office:value-type="string">
            <text:p text:style-name="P40">char16_t</text:p>
          </table:table-cell>
          <table:table-cell table:style-name="Table24.A1" office:value-type="string">
            <text:p text:style-name="P40">2 байта</text:p>
          </table:table-cell>
        </table:table-row>
        <table:table-row>
          <table:table-cell table:style-name="Table24.A1" office:value-type="string">
            <text:p text:style-name="P38"/>
          </table:table-cell>
          <table:table-cell table:style-name="Table24.A1" office:value-type="string">
            <text:p text:style-name="P40">char32_t</text:p>
          </table:table-cell>
          <table:table-cell table:style-name="Table24.A1" office:value-type="string">
            <text:p text:style-name="P40">4 байта</text:p>
          </table:table-cell>
        </table:table-row>
        <table:table-row>
          <table:table-cell table:style-name="Table24.A1" office:value-type="string">
            <text:p text:style-name="P40"><text:span text:style-name="Strong_20_Emphasis">Целочисленный тип данных</text:span></text:p>
          </table:table-cell>
          <table:table-cell table:style-name="Table24.A1" office:value-type="string">
            <text:p text:style-name="P40">short</text:p>
          </table:table-cell>
          <table:table-cell table:style-name="Table24.A1" office:value-type="string">
            <text:p text:style-name="P40">2 байта</text:p>
          </table:table-cell>
        </table:table-row>
        <table:table-row>
          <table:table-cell table:style-name="Table24.A1" office:value-type="string">
            <text:p text:style-name="P38"/>
          </table:table-cell>
          <table:table-cell table:style-name="Table24.A1" office:value-type="string">
            <text:p text:style-name="P40">int</text:p>
          </table:table-cell>
          <table:table-cell table:style-name="Table24.A1" office:value-type="string">
            <text:p text:style-name="P40">2 байта</text:p>
          </table:table-cell>
        </table:table-row>
        <table:table-row>
          <table:table-cell table:style-name="Table24.A1" office:value-type="string">
            <text:p text:style-name="P38"/>
          </table:table-cell>
          <table:table-cell table:style-name="Table24.A1" office:value-type="string">
            <text:p text:style-name="P40">long</text:p>
          </table:table-cell>
          <table:table-cell table:style-name="Table24.A1" office:value-type="string">
            <text:p text:style-name="P40">4 байта</text:p>
          </table:table-cell>
        </table:table-row>
        <table:table-row>
          <table:table-cell table:style-name="Table24.A1" office:value-type="string">
            <text:p text:style-name="P38"/>
          </table:table-cell>
          <table:table-cell table:style-name="Table24.A1" office:value-type="string">
            <text:p text:style-name="P40">long long</text:p>
          </table:table-cell>
          <table:table-cell table:style-name="Table24.A1" office:value-type="string">
            <text:p text:style-name="P40">8 байт</text:p>
          </table:table-cell>
        </table:table-row>
        <table:table-row>
          <table:table-cell table:style-name="Table24.A1" office:value-type="string">
            <text:p text:style-name="P40"><text:span text:style-name="Strong_20_Emphasis">Тип данных с плавающей запятой</text:span></text:p>
          </table:table-cell>
          <table:table-cell table:style-name="Table24.A1" office:value-type="string">
            <text:p text:style-name="P40">float</text:p>
          </table:table-cell>
          <table:table-cell table:style-name="Table24.A1" office:value-type="string">
            <text:p text:style-name="P40">4 байта</text:p>
          </table:table-cell>
        </table:table-row>
        <table:table-row>
          <table:table-cell table:style-name="Table24.A1" office:value-type="string">
            <text:p text:style-name="P38"/>
          </table:table-cell>
          <table:table-cell table:style-name="Table24.A1" office:value-type="string">
            <text:p text:style-name="P40">double</text:p>
          </table:table-cell>
          <table:table-cell table:style-name="Table24.A1" office:value-type="string">
            <text:p text:style-name="P40">8 байт</text:p>
          </table:table-cell>
        </table:table-row>
        <table:table-row>
          <table:table-cell table:style-name="Table24.A1" office:value-type="string">
            <text:p text:style-name="P38"/>
          </table:table-cell>
          <table:table-cell table:style-name="Table24.A1" office:value-type="string">
            <text:p text:style-name="P40">long double</text:p>
          </table:table-cell>
          <table:table-cell table:style-name="Table24.A1" office:value-type="string">
            <text:p text:style-name="P40">8 байт</text:p>
          </table:table-cell>
        </table:table-row>
      </table:table>
      <text:p text:style-name="P19"/>
      <text:p text:style-name="P19">Фактический размер переменных может отличаться на разных компьютерах, поэтому для его определения используют оператор sizeof.</text:p>
      <text:p text:style-name="P19"><text:soft-page-break/>Оператор sizeof — это унарный оператор, который вычисляет и возвращает размер определенной переменной или определенного типа данных в байтах. Вы можете скомпилировать и запустить следующую программу, чтобы выяснить, сколько занимают разные типы данных на вашем компьютере:</text:p>
      <text:p text:style-name="P19"/>
      <text:p text:style-name="P25">#include &lt;iostream&gt;</text:p>
      <text:p text:style-name="P25"><text:s/></text:p>
      <text:p text:style-name="P25">int main()</text:p>
      <text:p text:style-name="P25">{</text:p>
      <text:p text:style-name="P25"><text:s text:c="4"/>std::cout &lt;&lt; "bool:\t\t" &lt;&lt; sizeof(bool) &lt;&lt; " bytes" &lt;&lt; std::endl;</text:p>
      <text:p text:style-name="P25"><text:s text:c="4"/>std::cout &lt;&lt; "char:\t\t" &lt;&lt; sizeof(char) &lt;&lt; " bytes" &lt;&lt; std::endl;</text:p>
      <text:p text:style-name="P25"><text:s text:c="4"/>std::cout &lt;&lt; "wchar_t:\t" &lt;&lt; sizeof(wchar_t) &lt;&lt; " bytes" &lt;&lt; std::endl;</text:p>
      <text:p text:style-name="P25"><text:s text:c="4"/>std::cout &lt;&lt; "char16_t:\t" &lt;&lt; sizeof(char16_t) &lt;&lt; " bytes" &lt;&lt; std::endl; <text:s/></text:p>
      <text:p text:style-name="P25"><text:s text:c="4"/>std::cout &lt;&lt; "char32_t:\t" &lt;&lt; sizeof(char32_t) &lt;&lt; " bytes" &lt;&lt; std::endl; <text:s text:c="3"/></text:p>
      <text:p text:style-name="P25"><text:s text:c="4"/>std::cout &lt;&lt; "short:\t\t" &lt;&lt; sizeof(short) &lt;&lt; " bytes" &lt;&lt; std::endl;</text:p>
      <text:p text:style-name="P25"><text:s text:c="4"/>std::cout &lt;&lt; "int:\t\t" &lt;&lt; sizeof(int) &lt;&lt; " bytes" &lt;&lt; std::endl;</text:p>
      <text:p text:style-name="P25"><text:s text:c="4"/>std::cout &lt;&lt; "long:\t\t" &lt;&lt; sizeof(long) &lt;&lt; " bytes" &lt;&lt; std::endl;</text:p>
      <text:p text:style-name="P25"><text:s text:c="4"/>std::cout &lt;&lt; "long long:\t" &lt;&lt; sizeof(long long) &lt;&lt; " bytes" &lt;&lt; std::endl;</text:p>
      <text:p text:style-name="P25"><text:s text:c="4"/>std::cout &lt;&lt; "float:\t\t" &lt;&lt; sizeof(float) &lt;&lt; " bytes" &lt;&lt; std::endl;</text:p>
      <text:p text:style-name="P25"><text:s text:c="4"/>std::cout &lt;&lt; "double:\t\t" &lt;&lt; sizeof(double) &lt;&lt; " bytes" &lt;&lt; std::endl;</text:p>
      <text:p text:style-name="P25"><text:s text:c="4"/>std::cout &lt;&lt; "long double:\t" &lt;&lt; sizeof(long double) &lt;&lt; " bytes" &lt;&lt; std::endl;</text:p>
      <text:p text:style-name="P25"><text:s text:c="4"/>return 0;</text:p>
      <text:p text:style-name="P25">}</text:p>
      <text:p text:style-name="P19"/>
      <text:p text:style-name="P19">Вот результат, полученный на моем компьютере:</text:p>
      <text:p text:style-name="P19"/>
      <text:p text:style-name="P25">bool:<text:tab/><text:tab/><text:tab/>1 bytes</text:p>
      <text:p text:style-name="P25">char:<text:tab/><text:tab/><text:tab/>1 bytes</text:p>
      <text:p text:style-name="P25">wchar_t:<text:tab/><text:tab/>4 bytes</text:p>
      <text:p text:style-name="P25">char16_t:<text:tab/><text:tab/>2 bytes</text:p>
      <text:p text:style-name="P25">char32_t:<text:tab/><text:tab/>4 bytes</text:p>
      <text:p text:style-name="P25">short:<text:tab/><text:tab/><text:tab/>2 bytes</text:p>
      <text:p text:style-name="P25">int:<text:tab/><text:tab/><text:tab/><text:tab/>4 bytes</text:p>
      <text:p text:style-name="P25">long:<text:tab/><text:tab/><text:tab/>8 bytes</text:p>
      <text:p text:style-name="P25">long long:<text:tab/><text:tab/>8 bytes</text:p>
      <text:p text:style-name="P25">float:<text:tab/><text:tab/><text:tab/>4 bytes</text:p>
      <text:p text:style-name="P25">double:<text:tab/><text:tab/><text:tab/>8 bytes</text:p>
      <text:p text:style-name="P25">long double:<text:tab/>16 bytes</text:p>
      <text:p text:style-name="P19"/>
      <text:p text:style-name="P19">Вы также можете использовать оператор sizeof и с переменными:</text:p>
      <text:p text:style-name="P19"/>
      <text:p text:style-name="P25">#include &lt;iostream&gt;</text:p>
      <text:p text:style-name="P25"><text:s/></text:p>
      <text:p text:style-name="P25">int main()</text:p>
      <text:p text:style-name="P25">{</text:p>
      <text:p text:style-name="P25"><text:tab/>int x;</text:p>
      <text:p text:style-name="P25"><text:tab/>std::cout &lt;&lt; "x is " &lt;&lt; sizeof(x) &lt;&lt; " bytes" &lt;&lt; std::endl;</text:p>
      <text:p text:style-name="P25">}</text:p>
      <text:p text:style-name="P19"/>
      <text:p text:style-name="P19">Результат выполнения программы:</text:p>
      <text:p text:style-name="P19"/>
      <text:p text:style-name="P25">x is 4 bytes</text:p>
      <text:h text:style-name="P35" text:outline-level="2"><text:soft-page-break/>Целочисленные типы данных: short, int и long</text:h>
      <text:p text:style-name="P19"/>
      <text:p text:style-name="P19">Целочисленный тип данных — это тип, переменные которого могут содержать только целые числа (без дробной части, например: -2, -1, 0, 1, 2). В языке C++ есть 5 основных целочисленных типов, доступных для использования:</text:p>
      <table:table table:name="Table25" table:style-name="Table25">
        <table:table-column table:style-name="Table25.A"/>
        <table:table-column table:style-name="Table25.B"/>
        <table:table-column table:style-name="Table25.C"/>
        <table:table-row>
          <table:table-cell table:style-name="Table25.A1" office:value-type="string">
            <text:p text:style-name="P40"><text:span text:style-name="Strong_20_Emphasis">Категория</text:span></text:p>
          </table:table-cell>
          <table:table-cell table:style-name="Table25.A1" office:value-type="string">
            <text:p text:style-name="P40"><text:span text:style-name="Strong_20_Emphasis">Тип</text:span></text:p>
          </table:table-cell>
          <table:table-cell table:style-name="Table25.A1" office:value-type="string">
            <text:p text:style-name="P40"><text:span text:style-name="Strong_20_Emphasis">Минимальный размер</text:span></text:p>
          </table:table-cell>
        </table:table-row>
        <table:table-row>
          <table:table-cell table:style-name="Table25.A1" office:value-type="string">
            <text:p text:style-name="P40"><text:span text:style-name="Strong_20_Emphasis">Символьный тип данных</text:span></text:p>
          </table:table-cell>
          <table:table-cell table:style-name="Table25.A1" office:value-type="string">
            <text:p text:style-name="P40">char</text:p>
          </table:table-cell>
          <table:table-cell table:style-name="Table25.A1" office:value-type="string">
            <text:p text:style-name="P40">1 байт</text:p>
          </table:table-cell>
        </table:table-row>
        <table:table-row>
          <table:table-cell table:style-name="Table25.A1" office:value-type="string">
            <text:p text:style-name="P40"><text:span text:style-name="Strong_20_Emphasis">Целочисленный тип данных</text:span></text:p>
          </table:table-cell>
          <table:table-cell table:style-name="Table25.A1" office:value-type="string">
            <text:p text:style-name="P40">short</text:p>
          </table:table-cell>
          <table:table-cell table:style-name="Table25.A1" office:value-type="string">
            <text:p text:style-name="P40">2 байта</text:p>
          </table:table-cell>
        </table:table-row>
        <table:table-row>
          <table:table-cell table:style-name="Table25.A1" office:value-type="string">
            <text:p text:style-name="P38"/>
          </table:table-cell>
          <table:table-cell table:style-name="Table25.A1" office:value-type="string">
            <text:p text:style-name="P40">int</text:p>
          </table:table-cell>
          <table:table-cell table:style-name="Table25.A1" office:value-type="string">
            <text:p text:style-name="P40">2 байта (но чаще всего 4 байта)</text:p>
          </table:table-cell>
        </table:table-row>
        <table:table-row>
          <table:table-cell table:style-name="Table25.A1" office:value-type="string">
            <text:p text:style-name="P38"/>
          </table:table-cell>
          <table:table-cell table:style-name="Table25.A1" office:value-type="string">
            <text:p text:style-name="P40">long</text:p>
          </table:table-cell>
          <table:table-cell table:style-name="Table25.A1" office:value-type="string">
            <text:p text:style-name="P40">4 байта</text:p>
          </table:table-cell>
        </table:table-row>
        <table:table-row>
          <table:table-cell table:style-name="Table25.A1" office:value-type="string">
            <text:p text:style-name="P38"/>
          </table:table-cell>
          <table:table-cell table:style-name="Table25.A1" office:value-type="string">
            <text:p text:style-name="P40">long long</text:p>
          </table:table-cell>
          <table:table-cell table:style-name="Table25.A1" office:value-type="string">
            <text:p text:style-name="P40">8 байт</text:p>
          </table:table-cell>
        </table:table-row>
      </table:table>
      <text:p text:style-name="P19"/>
      <text:p text:style-name="P19">Примечание: Тип char — это особый случай: он является как целочисленным, так и символьным типом данных.</text:p>
      <text:p text:style-name="P19"/>
      <text:h text:style-name="P36" text:outline-level="3">Диапазоны значений и знак целочисленных типов данных</text:h>
      <text:p text:style-name="P19"/>
      <text:p text:style-name="P19">Чтобы объявить переменную как signed, используйте ключевое слово signed:</text:p>
      <text:p text:style-name="P19"/>
      <text:p text:style-name="P25">signed char c;</text:p>
      <text:p text:style-name="P25">signed short s;</text:p>
      <text:p text:style-name="P25">signed int i;</text:p>
      <text:p text:style-name="P25">signed long l;</text:p>
      <text:p text:style-name="P25">signed long long ll;</text:p>
      <text:p text:style-name="P19"/>
      <text:p text:style-name="P19">По умолчанию, ключевое слово signed пишется перед типом данных.</text:p>
      <text:p text:style-name="P19">Чтобы объявить переменную как unsigned, используйте ключевое слово unsigned:</text:p>
      <text:p text:style-name="P19"/>
      <text:p text:style-name="P25">unsigned char c;</text:p>
      <text:p text:style-name="P25">unsigned short s;</text:p>
      <text:p text:style-name="P25">unsigned int i;</text:p>
      <text:p text:style-name="P25">unsigned long l;</text:p>
      <text:p text:style-name="P25">unsigned long long ll;</text:p>
      <text:p text:style-name="P19"/>
      <text:p text:style-name="P19"><text:span text:style-name="T12">Д</text:span>иапазоны значений разных типов данных:</text:p>
      <text:p text:style-name="P19"/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40"><text:span text:style-name="Strong_20_Emphasis">Размер/Тип</text:span></text:p>
          </table:table-cell>
          <table:table-cell table:style-name="Table26.A1" office:value-type="string">
            <text:p text:style-name="P40"><text:span text:style-name="Strong_20_Emphasis">Диапазон значений</text:span></text:p>
          </table:table-cell>
        </table:table-row>
        <table:table-row>
          <table:table-cell table:style-name="Table26.A1" office:value-type="string">
            <text:p text:style-name="P40">1 байт signed</text:p>
          </table:table-cell>
          <table:table-cell table:style-name="Table26.A1" office:value-type="string">
            <text:p text:style-name="P40">от -128 до 127</text:p>
          </table:table-cell>
        </table:table-row>
        <table:table-row>
          <table:table-cell table:style-name="Table26.A1" office:value-type="string">
            <text:p text:style-name="P40">1 байт unsigned</text:p>
          </table:table-cell>
          <table:table-cell table:style-name="Table26.A1" office:value-type="string">
            <text:p text:style-name="P40">от 0 до 255</text:p>
          </table:table-cell>
        </table:table-row>
        <table:table-row>
          <table:table-cell table:style-name="Table26.A1" office:value-type="string">
            <text:p text:style-name="P40">2 байта signed</text:p>
          </table:table-cell>
          <table:table-cell table:style-name="Table26.A1" office:value-type="string">
            <text:p text:style-name="P40">от -32 768 до 32 767</text:p>
          </table:table-cell>
        </table:table-row>
        <table:table-row>
          <table:table-cell table:style-name="Table26.A1" office:value-type="string">
            <text:p text:style-name="P40">2 байта unsigned</text:p>
          </table:table-cell>
          <table:table-cell table:style-name="Table26.A1" office:value-type="string">
            <text:p text:style-name="P40">от 0 до 65 535</text:p>
          </table:table-cell>
        </table:table-row>
        <table:table-row>
          <table:table-cell table:style-name="Table26.A1" office:value-type="string">
            <text:p text:style-name="P40">4 байта signed</text:p>
          </table:table-cell>
          <table:table-cell table:style-name="Table26.A1" office:value-type="string">
            <text:p text:style-name="P40">от -2 147 483 648 до 2 147 483 647</text:p>
          </table:table-cell>
        </table:table-row>
        <table:table-row>
          <table:table-cell table:style-name="Table26.A1" office:value-type="string">
            <text:p text:style-name="P40">4 байта unsigned</text:p>
          </table:table-cell>
          <table:table-cell table:style-name="Table26.A1" office:value-type="string">
            <text:p text:style-name="P40">от 0 до 4 294 967 295</text:p>
          </table:table-cell>
        </table:table-row>
        <table:table-row>
          <table:table-cell table:style-name="Table26.A1" office:value-type="string">
            <text:p text:style-name="P40">8 байтов signed</text:p>
          </table:table-cell>
          <table:table-cell table:style-name="Table26.A1" office:value-type="string">
            <text:p text:style-name="P40">от -9 223 372 036 854 775 808 до 9 223 372 036 854 775 807</text:p>
          </table:table-cell>
        </table:table-row>
        <table:table-row>
          <table:table-cell table:style-name="Table26.A1" office:value-type="string">
            <text:p text:style-name="P40">8 байтов unsigned</text:p>
          </table:table-cell>
          <table:table-cell table:style-name="Table26.A1" office:value-type="string">
            <text:p text:style-name="P40">от 0 до 18 446 744 073 709 551 615</text:p>
          </table:table-cell>
        </table:table-row>
      </table:table>
      <text:p text:style-name="P19"/>
      <text:h text:style-name="P36" text:outline-level="3"><text:soft-page-break/>Целочисленные типы фиксированного размера</text:h>
      <text:p text:style-name="P19"/>
      <text:p text:style-name="P19">Чтобы решить вопрос кроссплатформенности, в язык С++ добавили набор целочисленных типов фиксированного размера, которые гарантированно имеют один и тот же размер на любой архитектуре:</text:p>
      <text:p text:style-name="P19"/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40"><text:span text:style-name="Strong_20_Emphasis">Название</text:span></text:p>
          </table:table-cell>
          <table:table-cell table:style-name="Table28.A1" office:value-type="string">
            <text:p text:style-name="P40"><text:span text:style-name="Strong_20_Emphasis">Тип</text:span></text:p>
          </table:table-cell>
          <table:table-cell table:style-name="Table28.A1" office:value-type="string">
            <text:p text:style-name="P40"><text:span text:style-name="Strong_20_Emphasis">Диапазон значений</text:span></text:p>
          </table:table-cell>
        </table:table-row>
        <table:table-row>
          <table:table-cell table:style-name="Table28.A1" office:value-type="string">
            <text:p text:style-name="P40">int8_t</text:p>
          </table:table-cell>
          <table:table-cell table:style-name="Table28.A1" office:value-type="string">
            <text:p text:style-name="P40">1 байт signed</text:p>
          </table:table-cell>
          <table:table-cell table:style-name="Table28.A1" office:value-type="string">
            <text:p text:style-name="P40">от -128 до 127</text:p>
          </table:table-cell>
        </table:table-row>
        <table:table-row>
          <table:table-cell table:style-name="Table28.A1" office:value-type="string">
            <text:p text:style-name="P40">uint8_t</text:p>
          </table:table-cell>
          <table:table-cell table:style-name="Table28.A1" office:value-type="string">
            <text:p text:style-name="P40">1 байт unsigned</text:p>
          </table:table-cell>
          <table:table-cell table:style-name="Table28.A1" office:value-type="string">
            <text:p text:style-name="P40">от 0 до 255</text:p>
          </table:table-cell>
        </table:table-row>
        <table:table-row>
          <table:table-cell table:style-name="Table28.A1" office:value-type="string">
            <text:p text:style-name="P40">int16_t</text:p>
          </table:table-cell>
          <table:table-cell table:style-name="Table28.A1" office:value-type="string">
            <text:p text:style-name="P40">2 байта signed</text:p>
          </table:table-cell>
          <table:table-cell table:style-name="Table28.A1" office:value-type="string">
            <text:p text:style-name="P40">от -32 768 до 32 767</text:p>
          </table:table-cell>
        </table:table-row>
        <table:table-row>
          <table:table-cell table:style-name="Table28.A1" office:value-type="string">
            <text:p text:style-name="P40">uint16_t</text:p>
          </table:table-cell>
          <table:table-cell table:style-name="Table28.A1" office:value-type="string">
            <text:p text:style-name="P40">2 байта unsigned</text:p>
          </table:table-cell>
          <table:table-cell table:style-name="Table28.A1" office:value-type="string">
            <text:p text:style-name="P40">от 0 до 65 535</text:p>
          </table:table-cell>
        </table:table-row>
        <table:table-row>
          <table:table-cell table:style-name="Table28.A1" office:value-type="string">
            <text:p text:style-name="P40">int32_t</text:p>
          </table:table-cell>
          <table:table-cell table:style-name="Table28.A1" office:value-type="string">
            <text:p text:style-name="P40">4 байта signed</text:p>
          </table:table-cell>
          <table:table-cell table:style-name="Table28.A1" office:value-type="string">
            <text:p text:style-name="P40">от -2 147 483 648 до 2 147 483 647</text:p>
          </table:table-cell>
        </table:table-row>
        <table:table-row>
          <table:table-cell table:style-name="Table28.A1" office:value-type="string">
            <text:p text:style-name="P40">uint32_t</text:p>
          </table:table-cell>
          <table:table-cell table:style-name="Table28.A1" office:value-type="string">
            <text:p text:style-name="P40">4 байта unsigned</text:p>
          </table:table-cell>
          <table:table-cell table:style-name="Table28.A1" office:value-type="string">
            <text:p text:style-name="P40">от 0 до 4 294 967 295</text:p>
          </table:table-cell>
        </table:table-row>
        <table:table-row>
          <table:table-cell table:style-name="Table28.A1" office:value-type="string">
            <text:p text:style-name="P40">int64_t</text:p>
          </table:table-cell>
          <table:table-cell table:style-name="Table28.A1" office:value-type="string">
            <text:p text:style-name="P40">8 байт signed</text:p>
          </table:table-cell>
          <table:table-cell table:style-name="Table28.A1" office:value-type="string">
            <text:p text:style-name="P40">от -9 223 372 036 854 775 808 до 9 223 372 036 854 775 807</text:p>
          </table:table-cell>
        </table:table-row>
        <table:table-row>
          <table:table-cell table:style-name="Table28.A1" office:value-type="string">
            <text:p text:style-name="P40">uint64_t</text:p>
          </table:table-cell>
          <table:table-cell table:style-name="Table28.A1" office:value-type="string">
            <text:p text:style-name="P40">8 байт unsigned</text:p>
          </table:table-cell>
          <table:table-cell table:style-name="Table28.A1" office:value-type="string">
            <text:p text:style-name="P40">от 0 до 18 446 744 073 709 551 615</text:p>
          </table:table-cell>
        </table:table-row>
      </table:table>
      <text:p text:style-name="P19"/>
      <text:p text:style-name="P19">Начиная с C++11 доступ к этим типам осуществляется через подключение заголовочного файла cstdint (находятся эти типы данных в пространстве имен std). Рассмотрим пример на практике:</text:p>
      <text:p text:style-name="P19"/>
      <text:p text:style-name="P25">#include &lt;iostream&gt;</text:p>
      <text:p text:style-name="P25">#include &lt;cstdint&gt;</text:p>
      <text:p text:style-name="P25"><text:s/></text:p>
      <text:p text:style-name="P25">int main()</text:p>
      <text:p text:style-name="P25">{</text:p>
      <text:p text:style-name="P25"><text:s text:c="4"/>std::int16_t i(5); // прямая инициализация</text:p>
      <text:p text:style-name="P25"><text:s text:c="4"/>std::cout &lt;&lt; i &lt;&lt; std::endl;</text:p>
      <text:p text:style-name="P25"><text:s text:c="4"/>return 0;</text:p>
      <text:p text:style-name="P25">}</text:p>
      <text:p text:style-name="P19"/>
      <text:h text:style-name="P35" text:outline-level="2">Типы данных с плавающей точкой: float, double и long double</text:h>
      <text:p text:style-name="P19"/>
      <text:h text:style-name="P36" text:outline-level="3">Типы данных с плавающей точкой</text:h>
      <text:p text:style-name="P19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>
          <table:table-cell table:style-name="Table29.A1" office:value-type="string">
            <text:p text:style-name="P40"><text:span text:style-name="Strong_20_Emphasis">Категория</text:span></text:p>
          </table:table-cell>
          <table:table-cell table:style-name="Table29.A1" office:value-type="string">
            <text:p text:style-name="P40"><text:span text:style-name="Strong_20_Emphasis">Тип</text:span></text:p>
          </table:table-cell>
          <table:table-cell table:style-name="Table29.A1" office:value-type="string">
            <text:p text:style-name="P40"><text:span text:style-name="Strong_20_Emphasis">Минимальный размер</text:span></text:p>
          </table:table-cell>
          <table:table-cell table:style-name="Table29.A1" office:value-type="string">
            <text:p text:style-name="P40"><text:span text:style-name="Strong_20_Emphasis">Типичный размер</text:span></text:p>
          </table:table-cell>
        </table:table-row>
        <table:table-row>
          <table:table-cell table:style-name="Table29.A1" office:value-type="string">
            <text:p text:style-name="P40"><text:span text:style-name="Strong_20_Emphasis">Тип данных с плавающей точкой</text:span></text:p>
          </table:table-cell>
          <table:table-cell table:style-name="Table29.A1" office:value-type="string">
            <text:p text:style-name="P40">float</text:p>
          </table:table-cell>
          <table:table-cell table:style-name="Table29.A1" office:value-type="string">
            <text:p text:style-name="P40">4 байта</text:p>
          </table:table-cell>
          <table:table-cell table:style-name="Table29.A1" office:value-type="string">
            <text:p text:style-name="P40">4 байта</text:p>
          </table:table-cell>
        </table:table-row>
        <table:table-row>
          <table:table-cell table:style-name="Table29.A1" office:value-type="string">
            <text:p text:style-name="P38"/>
          </table:table-cell>
          <table:table-cell table:style-name="Table29.A1" office:value-type="string">
            <text:p text:style-name="P40">double</text:p>
          </table:table-cell>
          <table:table-cell table:style-name="Table29.A1" office:value-type="string">
            <text:p text:style-name="P40">8 байт</text:p>
          </table:table-cell>
          <table:table-cell table:style-name="Table29.A1" office:value-type="string">
            <text:p text:style-name="P40">8 байт</text:p>
          </table:table-cell>
        </table:table-row>
        <table:table-row>
          <table:table-cell table:style-name="Table29.A1" office:value-type="string">
            <text:p text:style-name="P38"/>
          </table:table-cell>
          <table:table-cell table:style-name="Table29.A1" office:value-type="string">
            <text:p text:style-name="P40">long double</text:p>
          </table:table-cell>
          <table:table-cell table:style-name="Table29.A1" office:value-type="string">
            <text:p text:style-name="P40">8 байт</text:p>
          </table:table-cell>
          <table:table-cell table:style-name="Table29.A1" office:value-type="string">
            <text:p text:style-name="P40">8, 12 или 16 байт</text:p>
          </table:table-cell>
        </table:table-row>
      </table:table>
      <text:p text:style-name="P19"/>
      <text:p text:style-name="P19">Объявление переменных разных типов данных с плавающей точкой:</text:p>
      <text:p text:style-name="P19"/>
      <text:p text:style-name="P25">float fValue;</text:p>
      <text:p text:style-name="P25">double dValue;</text:p>
      <text:p text:style-name="P25">long double dValue2;</text:p>
      <text:p text:style-name="P19"/>
      <text:p text:style-name="P25"><text:soft-page-break/>int n(5); // 5 - это целочисленный тип </text:p>
      <text:p text:style-name="P25">double d(5.0); // 5.0 - это тип данных с плавающей точкой (по умолчанию double)</text:p>
      <text:p text:style-name="P25">float f(5.0f); // 5.0 - это тип данных с плавающей точкой ("f" от "float")</text:p>
      <text:p text:style-name="P19"/>
      <text:p text:style-name="P19">Обратите внимание, литералы типа с плавающей точкой по умолчанию относятся к типу double. f в конце числа означает тип float.</text:p>
      <text:p text:style-name="P19"/>
      <text:h text:style-name="P36" text:outline-level="3">Экспоненциальная запись</text:h>
      <text:p text:style-name="P19"/>
      <text:p text:style-name="P19">На практике экспоненциальная запись может использоваться в операциях присваивания следующим образом:</text:p>
      <text:p text:style-name="P19"/>
      <text:p text:style-name="P25">double d1(5000.0);</text:p>
      <text:p text:style-name="P25">double d2(5e3); // другой способ присвоить значение 5000</text:p>
      <text:p text:style-name="P25"><text:s/></text:p>
      <text:p text:style-name="P25">double d3(0.05);</text:p>
      <text:p text:style-name="P25">double d4(5e-2); // другой способ присвоить значение 0.05</text:p>
      <text:p text:style-name="P19"/>
      <text:h text:style-name="P36" text:outline-level="3">Точность и диапазон типов с плавающей точкой</text:h>
      <text:p text:style-name="P19"/>
      <text:p text:style-name="P19">Точность зависит от размера типа данных (в типе float точность меньше, чем в типе double) и от присваиваемого значения:</text:p>
      <text:list xml:id="list1752915613" text:style-name="L28">
        <text:list-item>
          <text:p text:style-name="P8">точность float: от 6 до 9 цифр (в основном 7);</text:p>
        </text:list-item>
        <text:list-item>
          <text:p text:style-name="P8">точность double: от 15 до 18 цифр (в основном 16);</text:p>
        </text:list-item>
        <text:list-item>
          <text:p text:style-name="P8">точность long double: 15, 18 или 33 цифры (в зависимости от того, сколько байт занимает тип данных на компьютере).</text:p>
        </text:list-item>
      </text:list>
      <text:p text:style-name="P19">Этот принцип относится не только к дробным числам, но и ко всем значениям, которые имеют слишком большое количество значащих цифр. Например:</text:p>
      <text:p text:style-name="P19"/>
      <text:p text:style-name="P25">#include &lt;iostream&gt;</text:p>
      <text:p text:style-name="P25">#include &lt;iomanip&gt; // для std::setprecision()</text:p>
      <text:p text:style-name="P25"><text:s/></text:p>
      <text:p text:style-name="P25">int main()</text:p>
      <text:p text:style-name="P25">{</text:p>
      <text:p text:style-name="P25"><text:s text:c="4"/>float f(123456789.0f); // переменная f имеет 10 значащих цифр</text:p>
      <text:p text:style-name="P25"><text:s text:c="4"/>std::cout &lt;&lt; std::setprecision(9); // задаем точность в 9 цифр </text:p>
      <text:p text:style-name="P25"><text:s text:c="4"/>std::cout &lt;&lt; f &lt;&lt; std::endl;</text:p>
      <text:p text:style-name="P25"><text:s text:c="4"/>return 0;</text:p>
      <text:p text:style-name="P25">}</text:p>
      <text:p text:style-name="P19"/>
      <text:p text:style-name="P19">Результат:</text:p>
      <text:p text:style-name="P19"/>
      <text:p text:style-name="P25">123456792</text:p>
      <text:p text:style-name="P19"/>
      <text:p text:style-name="P19">Но ведь 123456792 больше чем 123456789, не так ли? Значение 123456789.0 имеет 10 значащих цифр, но точность float равна 7. Поэтому мы и получили другое число, произошла потеря данных!</text:p>
      <text:p text:style-name="P19"/>
      <text:p text:style-name="P19"/>
      <text:p text:style-name="P19"/>
      <text:p text:style-name="P19"><text:soft-page-break/>Диапазон и точность типов данных с плавающей точкой, согласно стандарту IEEE 754:</text:p>
      <text:p text:style-name="P19"/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office:value-type="string">
            <text:p text:style-name="P40"><text:span text:style-name="Strong_20_Emphasis">Размер</text:span></text:p>
          </table:table-cell>
          <table:table-cell table:style-name="Table30.A1" office:value-type="string">
            <text:p text:style-name="P40"><text:span text:style-name="Strong_20_Emphasis">Диапазон</text:span></text:p>
          </table:table-cell>
          <table:table-cell table:style-name="Table30.A1" office:value-type="string">
            <text:p text:style-name="P40"><text:span text:style-name="Strong_20_Emphasis">Точность</text:span></text:p>
          </table:table-cell>
        </table:table-row>
        <table:table-row>
          <table:table-cell table:style-name="Table30.A1" office:value-type="string">
            <text:p text:style-name="P40">4 байта</text:p>
          </table:table-cell>
          <table:table-cell table:style-name="Table30.A1" office:value-type="string">
            <text:p text:style-name="P40">от ±1.18 x 10<text:span text:style-name="T11">-38</text:span> до ±3.4 x 10<text:span text:style-name="T11">38</text:span></text:p>
          </table:table-cell>
          <table:table-cell table:style-name="Table30.A1" office:value-type="string">
            <text:p text:style-name="P40">6-9 значащих цифр (в основном 7)</text:p>
          </table:table-cell>
        </table:table-row>
        <table:table-row>
          <table:table-cell table:style-name="Table30.A1" office:value-type="string">
            <text:p text:style-name="P40">8 байт</text:p>
          </table:table-cell>
          <table:table-cell table:style-name="Table30.A1" office:value-type="string">
            <text:p text:style-name="P40">от ±2.23 x 10<text:span text:style-name="T11">-308</text:span> до ±1.80 x 10<text:span text:style-name="T11">308</text:span></text:p>
          </table:table-cell>
          <table:table-cell table:style-name="Table30.A1" office:value-type="string">
            <text:p text:style-name="P40">15-18 значащих цифр (в основном 16)</text:p>
          </table:table-cell>
        </table:table-row>
        <table:table-row>
          <table:table-cell table:style-name="Table30.A1" office:value-type="string">
            <text:p text:style-name="P40">80 бит (12 байт)</text:p>
          </table:table-cell>
          <table:table-cell table:style-name="Table30.A1" office:value-type="string">
            <text:p text:style-name="P40">от ±3.36 x 10<text:span text:style-name="T11">-4932</text:span> до ±1.18 x 10<text:span text:style-name="T11">4932</text:span></text:p>
          </table:table-cell>
          <table:table-cell table:style-name="Table30.A1" office:value-type="string">
            <text:p text:style-name="P40">18-21 значащих цифр</text:p>
          </table:table-cell>
        </table:table-row>
        <table:table-row>
          <table:table-cell table:style-name="Table30.A1" office:value-type="string">
            <text:p text:style-name="P40">16 байт</text:p>
          </table:table-cell>
          <table:table-cell table:style-name="Table30.A1" office:value-type="string">
            <text:p text:style-name="P40">от ±3.36 x 10<text:span text:style-name="T11">-4932</text:span> до ±1.18 x 10<text:span text:style-name="T11">4932</text:span></text:p>
          </table:table-cell>
          <table:table-cell table:style-name="Table30.A1" office:value-type="string">
            <text:p text:style-name="P40">33-36 значащих цифр</text:p>
          </table:table-cell>
        </table:table-row>
      </table:table>
      <text:p text:style-name="P19"/>
      <text:h text:style-name="P36" text:outline-level="3">Ошибки округления</text:h>
      <text:p text:style-name="P19"/>
      <text:p text:style-name="P19">Рассмотрим дробь 1/10. В десятичной системе счисления эту дробь можно представить, как 0.1. В двоичной системе счисления эта дробь представлена в виде бесконечной последовательности — 0.00011001100110011… Именно из-за подобных разногласий в представлении чисел в разных системах счисления, у нас могут возникать проблемы с точностью. Например:</text:p>
      <text:p text:style-name="P19"/>
      <text:p text:style-name="P25">#include &lt;iostream&gt;</text:p>
      <text:p text:style-name="P25">#include &lt;iomanip&gt; // для std::setprecision()</text:p>
      <text:p text:style-name="P25"><text:s/></text:p>
      <text:p text:style-name="P25">int main()</text:p>
      <text:p text:style-name="P25">{</text:p>
      <text:p text:style-name="P25"><text:s text:c="4"/>double d(0.1);</text:p>
      <text:p text:style-name="P25"><text:s text:c="4"/>std::cout &lt;&lt; d &lt;&lt; std::endl; // используем точность cout по умолчанию (6 цифр)</text:p>
      <text:p text:style-name="P25"><text:s text:c="4"/>std::cout &lt;&lt; std::setprecision(17);</text:p>
      <text:p text:style-name="P25"><text:s text:c="4"/>std::cout &lt;&lt; d &lt;&lt; std::endl;</text:p>
      <text:p text:style-name="P25"><text:s text:c="4"/>return 0;</text:p>
      <text:p text:style-name="P25">}</text:p>
      <text:p text:style-name="P19"/>
      <text:p text:style-name="P19">Результат выполнения программы:</text:p>
      <text:p text:style-name="P19"/>
      <text:p text:style-name="P25">0.1</text:p>
      <text:p text:style-name="P25">0.10000000000000001</text:p>
      <text:p text:style-name="P19"/>
      <text:p text:style-name="P19">Первый cout выводит 0.1 (что и ожидаемо). После того, как мы изменили для объекта cout точность вывода до 17 цифр, мы увидели, что значением переменной d является не совсем 0.1! Подобное происходит из-за ограничений в количестве выделяемой памяти для переменных типа double, а также из-за необходимости «округлять» числа. По факту мы получили типичную ошибку округления.</text:p>
      <text:p text:style-name="P19">Подобные ошибки могут иметь неожиданные последствия:</text:p>
      <text:p text:style-name="P19"/>
      <text:p text:style-name="P25">#include &lt;iostream&gt;</text:p>
      <text:p text:style-name="P25">#include &lt;iomanip&gt; // для std::setprecision()</text:p>
      <text:p text:style-name="P25"><text:s/></text:p>
      <text:p text:style-name="P25">int main()</text:p>
      <text:p text:style-name="P25">{</text:p>
      <text:p text:style-name="P25"><text:s text:c="4"/>std::cout &lt;&lt; std::setprecision(17);</text:p>
      <text:p text:style-name="P25"><text:s/></text:p>
      <text:p text:style-name="P25"><text:s text:c="4"/>double d1(1.0);</text:p>
      <text:p text:style-name="P25"><text:s text:c="4"/>std::cout &lt;&lt; d1 &lt;&lt; std::endl;</text:p>
      <text:p text:style-name="P25"><text:soft-page-break/><text:tab/></text:p>
      <text:p text:style-name="P25">// должно получиться 1.0</text:p>
      <text:p text:style-name="P25"><text:s text:c="4"/>double d2(0.1 + 0.1 + 0.1 + 0.1 + 0.1 + 0.1 + 0.1 + 0.1 + 0.1 + 0.1);</text:p>
      <text:p text:style-name="P25"><text:s text:c="4"/>std::cout &lt;&lt; d2 &lt;&lt; std::endl;</text:p>
      <text:p text:style-name="P25">}</text:p>
      <text:p text:style-name="P19"/>
      <text:p text:style-name="P19">Результат выполнения программы:</text:p>
      <text:p text:style-name="P19"/>
      <text:p text:style-name="P25">1</text:p>
      <text:p text:style-name="P25">0.99999999999999989</text:p>
      <text:p text:style-name="P19"/>
      <text:h text:style-name="P36" text:outline-level="3">nan и inf</text:h>
      <text:p text:style-name="P19"/>
      <text:p text:style-name="P19">Есть две специальные категории чисел типа с плавающей запятой:</text:p>
      <text:list xml:id="list12791752" text:style-name="L39">
        <text:list-item>
          <text:p text:style-name="P9">inf (или «бесконечность», от англ «infinity»), которая может быть либо положительной, либо отрицательной.</text:p>
        </text:list-item>
        <text:list-item>
          <text:p text:style-name="P9">nan (или «не число», от англ «not a number»). Их есть несколько видов (обсуждать все виды здесь мы не будем).</text:p>
        </text:list-item>
      </text:list>
      <text:p text:style-name="P19">Рассмотрим примеры на практике:</text:p>
      <text:p text:style-name="P19"/>
      <text:p text:style-name="P25">#include &lt;iostream&gt;</text:p>
      <text:p text:style-name="P25"><text:s/></text:p>
      <text:p text:style-name="P25">int main()</text:p>
      <text:p text:style-name="P25">{</text:p>
      <text:p text:style-name="P25"><text:s text:c="4"/>double zero = 0.0;</text:p>
      <text:p text:style-name="P25"><text:s text:c="4"/>double posinf = 5.0 / zero; // положительная бесконечность </text:p>
      <text:p text:style-name="P25"><text:s text:c="4"/>std::cout &lt;&lt; posinf &lt;&lt; "\n";</text:p>
      <text:p text:style-name="P25"><text:s/></text:p>
      <text:p text:style-name="P25"><text:s text:c="4"/>double neginf = -5.0 / zero; // отрицательная бесконечность </text:p>
      <text:p text:style-name="P25"><text:s text:c="4"/>std::cout &lt;&lt; neginf &lt;&lt; "\n";</text:p>
      <text:p text:style-name="P25"><text:s/></text:p>
      <text:p text:style-name="P25"><text:s text:c="4"/>double nan = zero / zero; // не число (математически некорректно)</text:p>
      <text:p text:style-name="P25"><text:s text:c="4"/>std::cout &lt;&lt; nan &lt;&lt; "\n";</text:p>
      <text:p text:style-name="P25"><text:s/></text:p>
      <text:p text:style-name="P25"><text:s text:c="4"/>return 0;</text:p>
      <text:p text:style-name="P25">}</text:p>
      <text:p text:style-name="P19"/>
      <text:p text:style-name="P19">Результат выполнения программы:</text:p>
      <text:p text:style-name="P19"/>
      <text:p text:style-name="P25">inf</text:p>
      <text:p text:style-name="P25">-inf</text:p>
      <text:p text:style-name="P25">-nan(ind)</text:p>
      <text:p text:style-name="P19"/>
      <text:h text:style-name="P35" text:outline-level="2">Логический тип данных bool</text:h>
      <text:p text:style-name="P19"/>
      <text:p text:style-name="P19">Логические переменные — это переменные, диапазон которых состоит только из двух возможный значений: true (1) и false (0).</text:p>
      <text:p text:style-name="P19">Для объявления логической переменной используется ключевое слово bool:</text:p>
      <text:p text:style-name="P19"/>
      <text:p text:style-name="P25">bool b;</text:p>
      <text:p text:style-name="P19"><text:soft-page-break/></text:p>
      <text:p text:style-name="P19">Инициализировать логическую переменную или выполнить операцию присваивания можно с помощью ключевых слов true или false:</text:p>
      <text:p text:style-name="P19"/>
      <text:p text:style-name="P25">bool b1 = true; // копирующая инициализация</text:p>
      <text:p text:style-name="P25">bool b2(false); // прямая инициализация</text:p>
      <text:p text:style-name="P25">bool b3 { true }; // uniform-инициализация (C++11)</text:p>
      <text:p text:style-name="P25">b3 = false; // операция присваивания</text:p>
      <text:p text:style-name="P19"/>
      <text:p text:style-name="P19"><text:span text:style-name="T13">С</text:span> помощью логического оператора НЕ (!) мы можем изменить true на false и наоборот (false на true):</text:p>
      <text:p text:style-name="P19"/>
      <text:p text:style-name="P25">bool b1 = !true; // значение b1 - false</text:p>
      <text:p text:style-name="P25">bool b2(!false); // значение b2 - true</text:p>
      <text:p text:style-name="P19"/>
      <text:p text:style-name="P19">На самом деле, логические значения не сохраняются как true или false. Они обрабатываются в виде целых чисел: вместо true — единица, вместо false — ноль.</text:p>
      <text:p text:style-name="P19">Следовательно, если мы попытаемся вывести логические значения с помощью std::cout, то увидим либо 0, либо 1:</text:p>
      <text:p text:style-name="P19"/>
      <text:p text:style-name="P25">#include &lt;iostream&gt;</text:p>
      <text:p text:style-name="P25"><text:s/></text:p>
      <text:p text:style-name="P25">int main()</text:p>
      <text:p text:style-name="P25">{</text:p>
      <text:p text:style-name="P25"><text:s text:c="4"/>std::cout &lt;&lt; true &lt;&lt; std::endl; // вместо true единица</text:p>
      <text:p text:style-name="P25"><text:s text:c="4"/>std::cout &lt;&lt; !true &lt;&lt; std::endl; // вместо !true ноль</text:p>
      <text:p text:style-name="P25"><text:s/></text:p>
      <text:p text:style-name="P25"><text:s text:c="4"/>bool b(false);</text:p>
      <text:p text:style-name="P25"><text:s text:c="4"/>std::cout &lt;&lt; b &lt;&lt; std::endl; // b - false (0)</text:p>
      <text:p text:style-name="P25"><text:s text:c="4"/>std::cout &lt;&lt; !b &lt;&lt; std::endl; // !b - true (1)</text:p>
      <text:p text:style-name="P25"><text:s text:c="4"/>return 0;</text:p>
      <text:p text:style-name="P25">}</text:p>
      <text:p text:style-name="P19"/>
      <text:p text:style-name="P19">Результат выполнения программы:</text:p>
      <text:p text:style-name="P19"/>
      <text:p text:style-name="P25">1</text:p>
      <text:p text:style-name="P25">0</text:p>
      <text:p text:style-name="P25">0</text:p>
      <text:p text:style-name="P25">1</text:p>
      <text:p text:style-name="P19"/>
      <text:p text:style-name="P19">Если вы хотите, чтобы std::cout выводил true или false (вместо целых чисел), то тогда используйте манипулятор форматирования std::boolalpha:</text:p>
      <text:p text:style-name="P19"/>
      <text:p text:style-name="P25">#include &lt;iostream&gt;</text:p>
      <text:p text:style-name="P25"><text:s/></text:p>
      <text:p text:style-name="P25">int main()</text:p>
      <text:p text:style-name="P25">{</text:p>
      <text:p text:style-name="P25"><text:s text:c="4"/>std::cout &lt;&lt; true &lt;&lt; std::endl;</text:p>
      <text:p text:style-name="P25"><text:s text:c="4"/>std::cout &lt;&lt; false &lt;&lt; std::endl;</text:p>
      <text:p text:style-name="P25"><text:s/></text:p>
      <text:p text:style-name="P25"><text:s text:c="4"/>std::cout &lt;&lt; std::boolalpha; // выводим логические значения как "true" или "false"</text:p>
      <text:p text:style-name="P25"><text:s/></text:p>
      <text:p text:style-name="P25"><text:soft-page-break/><text:s text:c="4"/>std::cout &lt;&lt; true &lt;&lt; std::endl;</text:p>
      <text:p text:style-name="P25"><text:s text:c="4"/>std::cout &lt;&lt; false &lt;&lt; std::endl;</text:p>
      <text:p text:style-name="P25"><text:s text:c="4"/>return 0;</text:p>
      <text:p text:style-name="P25">}</text:p>
      <text:p text:style-name="P19"/>
      <text:p text:style-name="P19">Результат выполнения программы:</text:p>
      <text:p text:style-name="P19"/>
      <text:p text:style-name="P25">1</text:p>
      <text:p text:style-name="P25">0</text:p>
      <text:p text:style-name="P25">true</text:p>
      <text:p text:style-name="P25">false</text:p>
      <text:p text:style-name="P19"/>
      <text:h text:style-name="P36" text:outline-level="3">Использование логического типа данных в ветвлениях if</text:h>
      <text:p text:style-name="P19"/>
      <text:p text:style-name="P19">Очень часто логические переменные используются в ветвлениях if. Ветвление if выглядит следующим образом:</text:p>
      <text:p text:style-name="P19"/>
      <text:p text:style-name="P22">if (выражение) стейтмент1;</text:p>
      <text:p text:style-name="P19"/>
      <text:p text:style-name="P19">Либо:</text:p>
      <text:p text:style-name="P19"/>
      <text:p text:style-name="P25">if (выражение) стейтмент1;</text:p>
      <text:p text:style-name="P25">else стейтмент2;</text:p>
      <text:p text:style-name="P19"/>
      <text:p text:style-name="P19">Теперь рассмотрим пример в коде:</text:p>
      <text:p text:style-name="P19"/>
      <text:p text:style-name="P25">if (true) // true - это условие</text:p>
      <text:p text:style-name="P25"><text:s text:c="4"/>std::cout &lt;&lt; "The condition is true!" &lt;&lt; std::endl;</text:p>
      <text:p text:style-name="P25">else</text:p>
      <text:p text:style-name="P25"><text:s text:c="4"/>std::cout &lt;&lt; "The condition is false!" &lt;&lt; std::endl;</text:p>
      <text:p text:style-name="P19"/>
      <text:p text:style-name="P19">Результат:</text:p>
      <text:p text:style-name="P19"/>
      <text:p text:style-name="P25">The condition is true!</text:p>
      <text:p text:style-name="P19"/>
      <text:h text:style-name="P35" text:outline-level="2">Символьный тип данных char</text:h>
      <text:p text:style-name="P19"/>
      <text:p text:style-name="P19">Переменная типа char занимает 1 байт. Однако вместо конвертации значения типа char в целое число, оно интерпретируется как ASCII-символ.</text:p>
      <text:p text:style-name="P19">ASCII (сокр. от «American Standard Code for Information Interchange») — это американский стандартный код для обмена информацией, который определяет способ представления символов английского языка (+ несколько других) в виде чисел от 0 до 127. Например: код буквы 'а' — 97, код буквы 'b' — 98. Символы всегда помещаются в одинарные кавычки.</text:p>
      <text:p text:style-name="P19">Следующие два стейтмента выполняют одно и то же (присваивают переменным типа char целое число 97):</text:p>
      <text:p text:style-name="P19"/>
      <text:p text:style-name="P25">char ch1(97); // инициализация переменной типа char целым числом 97</text:p>
      <text:p text:style-name="P25">char ch2('a'); // инициализация переменной типа char символом 'a' (97)</text:p>
      <text:p text:style-name="P19"/>
      <text:p text:style-name="P19"><text:soft-page-break/>Будьте внимательны при использовании фактических чисел с числами, которые используются для представления символов (из ASCII-таблицы). Следующие два стейтмента выполняют не одно и то же:</text:p>
      <text:p text:style-name="P19"/>
      <text:p text:style-name="P25">char ch(5); // инициализация переменной типа char целым числом 5</text:p>
      <text:p text:style-name="P25">char ch('5'); // инициализация переменной типа char символом '5' (53)</text:p>
      <text:p text:style-name="P19"/>
      <text:h text:style-name="P36" text:outline-level="3">Вывод символов</text:h>
      <text:p text:style-name="P19"/>
      <text:p text:style-name="P19">При выводе переменных типа char, объект cout выводит символы вместо цифр:</text:p>
      <text:p text:style-name="P19"/>
      <text:p text:style-name="P25">#include &lt;iostream&gt;</text:p>
      <text:p text:style-name="P25"><text:s/></text:p>
      <text:p text:style-name="P25">int main()</text:p>
      <text:p text:style-name="P25">{</text:p>
      <text:p text:style-name="P25"><text:s text:c="4"/>char ch(97); // несмотря на то, что мы инициализируем переменную ch целым числом</text:p>
      <text:p text:style-name="P25"><text:s text:c="4"/>std::cout &lt;&lt; ch &lt;&lt; std::endl; // cout выводит символ </text:p>
      <text:p text:style-name="P25"><text:s text:c="4"/>return 0;</text:p>
      <text:p text:style-name="P25">}</text:p>
      <text:p text:style-name="P19"/>
      <text:p text:style-name="P19">Результат:</text:p>
      <text:p text:style-name="P19"/>
      <text:p text:style-name="P25">a</text:p>
      <text:p text:style-name="P19"/>
      <text:h text:style-name="P36" text:outline-level="3">Оператор static_cast</text:h>
      <text:p text:style-name="P19"/>
      <text:p text:style-name="P19">Если вы хотите вывести символы в виде цифр, а не в виде букв, то вам нужно сообщить cout выводить переменные типа char в виде целочисленных значений. Не очень хороший способ это сделать — присвоить переменной типа int переменную типа char и вывести её:</text:p>
      <text:p text:style-name="P19"/>
      <text:p text:style-name="P25">#include &lt;iostream&gt;</text:p>
      <text:p text:style-name="P25"><text:s/></text:p>
      <text:p text:style-name="P25">int main()</text:p>
      <text:p text:style-name="P25">{</text:p>
      <text:p text:style-name="P25"><text:s text:c="4"/>char ch(97);</text:p>
      <text:p text:style-name="P25"><text:s text:c="4"/>int i(ch); // присваиваем значение переменной ch переменной типа int</text:p>
      <text:p text:style-name="P25"><text:s text:c="4"/>std::cout &lt;&lt; i &lt;&lt; std::endl; // выводим значение переменной типа int</text:p>
      <text:p text:style-name="P25"><text:s text:c="4"/>return 0;</text:p>
      <text:p text:style-name="P25">}</text:p>
      <text:p text:style-name="P19"/>
      <text:p text:style-name="P19">Результат:</text:p>
      <text:p text:style-name="P25"/>
      <text:p text:style-name="P25">97</text:p>
      <text:p text:style-name="P19"/>
      <text:p text:style-name="P19">Лучшим способом является конвертация переменной из одного типа данных в другой с помощью оператора static_cast.</text:p>
      <text:p text:style-name="P19">Синтаксис static_cast выглядит следующим образом:</text:p>
      <text:p text:style-name="P19"/>
      <text:p text:style-name="P25">static_cast&lt;новый_тип_данных&gt;(выражение)</text:p>
      <text:p text:style-name="P19"><text:soft-page-break/></text:p>
      <text:p text:style-name="P19">Оператор static_cast принимает значение из (выражения) в качестве входных данных и конвертирует его в указанный вами &lt;новый_тип_данных&gt;.</text:p>
      <text:p text:style-name="P19">Пример использования оператора static_cast для конвертации типа char в тип int:</text:p>
      <text:p text:style-name="P19"/>
      <text:p text:style-name="P25">#include &lt;iostream&gt;</text:p>
      <text:p text:style-name="P25"><text:s/></text:p>
      <text:p text:style-name="P25">int main()</text:p>
      <text:p text:style-name="P25">{</text:p>
      <text:p text:style-name="P25"><text:s text:c="4"/>char ch(97);</text:p>
      <text:p text:style-name="P25"><text:s text:c="4"/>std::cout &lt;&lt; ch &lt;&lt; std::endl;</text:p>
      <text:p text:style-name="P25"><text:s text:c="4"/>std::cout &lt;&lt; static_cast&lt;int&gt;(ch) &lt;&lt; std::endl;</text:p>
      <text:p text:style-name="P25"><text:s text:c="4"/>std::cout &lt;&lt; ch &lt;&lt; std::endl;</text:p>
      <text:p text:style-name="P25"><text:s text:c="4"/>return 0;</text:p>
      <text:p text:style-name="P25">}</text:p>
      <text:p text:style-name="P19"/>
      <text:p text:style-name="P19">Результат выполнения программы:</text:p>
      <text:p text:style-name="P19"/>
      <text:p text:style-name="P25">a</text:p>
      <text:p text:style-name="P25">97</text:p>
      <text:p text:style-name="P25">a</text:p>
      <text:p text:style-name="P19"/>
      <text:h text:style-name="P36" text:outline-level="3">Ввод символов</text:h>
      <text:p text:style-name="P19"/>
      <text:p text:style-name="P19">Следующая программа просит пользователя ввести символ. Затем она выводит этот символ и его ASCII-код:</text:p>
      <text:p text:style-name="P19"/>
      <text:p text:style-name="P25">#include &lt;iostream&gt;</text:p>
      <text:p text:style-name="P25"><text:s/></text:p>
      <text:p text:style-name="P25">int main()</text:p>
      <text:p text:style-name="P25">{</text:p>
      <text:p text:style-name="P25"><text:s text:c="4"/>std::cout &lt;&lt; "Input a keyboard character: ";</text:p>
      <text:p text:style-name="P25"><text:s/></text:p>
      <text:p text:style-name="P25"><text:s text:c="4"/>char ch;</text:p>
      <text:p text:style-name="P25"><text:s text:c="4"/>std::cin &gt;&gt; ch;</text:p>
      <text:p text:style-name="P25"><text:s text:c="4"/>std::cout &lt;&lt; ch &lt;&lt; " has ASCII code " &lt;&lt; static_cast&lt;int&gt;(ch) &lt;&lt; std::endl;</text:p>
      <text:p text:style-name="P25"><text:s/></text:p>
      <text:p text:style-name="P25"><text:s text:c="4"/>return 0;</text:p>
      <text:p text:style-name="P25">}</text:p>
      <text:p text:style-name="P19"/>
      <text:p text:style-name="P19">Результат выполнения программы:</text:p>
      <text:p text:style-name="P19"/>
      <text:p text:style-name="P25">Input a keyboard character: q</text:p>
      <text:p text:style-name="P25">q has ASCII code 113</text:p>
      <text:p text:style-name="P19"/>
      <text:h text:style-name="P35" text:outline-level="2">const, constexpr и символьные константы</text:h>
      <text:p text:style-name="P19"/>
      <text:p text:style-name="P20"><text:span text:style-name="T14">// предпочтительнее использовать const перед типом данных</text:span></text:p>
      <text:p text:style-name="P23">const double gravity { 9.8 };</text:p>
      <text:p text:style-name="P19"><text:soft-page-break/>Ключевое слово const является наиболее полезным (и наиболее часто используемым) с параметрами функций:</text:p>
      <text:p text:style-name="P19"/>
      <text:p text:style-name="P25">void printInteger(const int myValue)</text:p>
      <text:p text:style-name="P25">{</text:p>
      <text:p text:style-name="P25"><text:s text:c="4"/>std::cout &lt;&lt; myValue;</text:p>
      <text:p text:style-name="P25">}</text:p>
      <text:p text:style-name="P19"/>
      <text:p text:style-name="P19">Таким образом, при вызове функции константа-параметр сообщает и гарантирует нам то, что функция не изменит значение переменной myValue.</text:p>
      <text:p text:style-name="P19"/>
      <text:h text:style-name="P34" text:outline-level="1"><text:span text:style-name="T5">3. </text:span>Операторы в C++</text:h>
      <text:p text:style-name="P19"/>
      <text:h text:style-name="P35" text:outline-level="2">Приоритет операций и правила ассоциативности</text:h>
      <text:p text:style-name="P19"/>
      <text:h text:style-name="P36" text:outline-level="3">Таблица приоритета и ассоциативности операций</text:h>
      <text:p text:style-name="P19"/>
      <text:p text:style-name="P19">Несколько примечаний:</text:p>
      <text:list xml:id="list1233124372" text:style-name="L45">
        <text:list-item>
          <text:p text:style-name="P15">1 означает самый высокий уровень приоритета, а 17 — самый низкий. Операции с более высоким уровнем приоритета выполняются первыми.</text:p>
        </text:list-item>
        <text:list-item>
          <text:p text:style-name="P15">L -&gt; R означает слева направо.</text:p>
        </text:list-item>
        <text:list-item>
          <text:p text:style-name="P15">R -&gt; L означает справа налево.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40"><text:span text:style-name="Strong_20_Emphasis">Ассоциативность</text:span></text:p>
          </table:table-cell>
          <table:table-cell table:style-name="Table4.A1" office:value-type="string">
            <text:p text:style-name="P40"><text:span text:style-name="Strong_20_Emphasis">Оператор</text:span></text:p>
          </table:table-cell>
          <table:table-cell table:style-name="Table4.A1" office:value-type="string">
            <text:p text:style-name="P40"><text:span text:style-name="Strong_20_Emphasis">Описание</text:span></text:p>
          </table:table-cell>
          <table:table-cell table:style-name="Table4.A1" office:value-type="string">
            <text:p text:style-name="P40"><text:span text:style-name="Strong_20_Emphasis">Пример</text:span></text:p>
          </table:table-cell>
        </table:table-row>
        <table:table-row>
          <table:table-cell table:style-name="Table4.A1" table:number-rows-spanned="2" office:value-type="string">
            <text:p text:style-name="P40">1. Нет</text:p>
          </table:table-cell>
          <table:table-cell table:style-name="Table4.A1" office:value-type="string">
            <text:p text:style-name="P40">::</text:p>
          </table:table-cell>
          <table:table-cell table:style-name="Table4.A1" office:value-type="string">
            <text:p text:style-name="P40">Глобальная область видимости (унарный)</text:p>
          </table:table-cell>
          <table:table-cell table:style-name="Table4.A1" office:value-type="string">
            <text:p text:style-name="P40">::name</text:p>
          </table:table-cell>
        </table:table-row>
        <table:table-row>
          <table:covered-table-cell/>
          <table:table-cell table:style-name="Table4.A1" office:value-type="string">
            <text:p text:style-name="P40">::</text:p>
          </table:table-cell>
          <table:table-cell table:style-name="Table4.A1" office:value-type="string">
            <text:p text:style-name="P40">Область видимости класса (бинарный)</text:p>
          </table:table-cell>
          <table:table-cell table:style-name="Table4.A1" office:value-type="string">
            <text:p text:style-name="P40">class_name::member_name</text:p>
          </table:table-cell>
        </table:table-row>
        <table:table-row>
          <table:table-cell table:style-name="Table4.A1" table:number-rows-spanned="16" office:value-type="string">
            <text:p text:style-name="P40">2. L -&gt; R</text:p>
          </table:table-cell>
          <table:table-cell table:style-name="Table4.A1" office:value-type="string">
            <text:p text:style-name="P40">()</text:p>
          </table:table-cell>
          <table:table-cell table:style-name="Table4.A1" office:value-type="string">
            <text:p text:style-name="P40">Круглые скобки</text:p>
          </table:table-cell>
          <table:table-cell table:style-name="Table4.A1" office:value-type="string">
            <text:p text:style-name="P40">(expression)</text:p>
          </table:table-cell>
        </table:table-row>
        <table:table-row>
          <table:covered-table-cell/>
          <table:table-cell table:style-name="Table4.A1" office:value-type="string">
            <text:p text:style-name="P40">()</text:p>
          </table:table-cell>
          <table:table-cell table:style-name="Table4.A1" office:value-type="string">
            <text:p text:style-name="P40">Вызов функции</text:p>
          </table:table-cell>
          <table:table-cell table:style-name="Table4.A1" office:value-type="string">
            <text:p text:style-name="P40">function_name(parameters)</text:p>
          </table:table-cell>
        </table:table-row>
        <table:table-row>
          <table:covered-table-cell/>
          <table:table-cell table:style-name="Table4.A1" office:value-type="string">
            <text:p text:style-name="P40">()</text:p>
          </table:table-cell>
          <table:table-cell table:style-name="Table4.A1" office:value-type="string">
            <text:p text:style-name="P40">Инициализация</text:p>
          </table:table-cell>
          <table:table-cell table:style-name="Table4.A1" office:value-type="string">
            <text:p text:style-name="P40">type name(expression)</text:p>
          </table:table-cell>
        </table:table-row>
        <table:table-row>
          <table:covered-table-cell/>
          <table:table-cell table:style-name="Table4.A1" office:value-type="string">
            <text:p text:style-name="P40">{}</text:p>
          </table:table-cell>
          <table:table-cell table:style-name="Table4.A1" office:value-type="string">
            <text:p text:style-name="P40">uniform-инициализация (C++11)</text:p>
          </table:table-cell>
          <table:table-cell table:style-name="Table4.A1" office:value-type="string">
            <text:p text:style-name="P40">type name{expression}</text:p>
          </table:table-cell>
        </table:table-row>
        <table:table-row>
          <table:covered-table-cell/>
          <table:table-cell table:style-name="Table4.A1" office:value-type="string">
            <text:p text:style-name="P40">type()</text:p>
          </table:table-cell>
          <table:table-cell table:style-name="Table4.A1" office:value-type="string">
            <text:p text:style-name="P40">Конвертация типа</text:p>
          </table:table-cell>
          <table:table-cell table:style-name="Table4.A1" office:value-type="string">
            <text:p text:style-name="P40">new_type(expression)</text:p>
          </table:table-cell>
        </table:table-row>
        <table:table-row>
          <table:covered-table-cell/>
          <table:table-cell table:style-name="Table4.A1" office:value-type="string">
            <text:p text:style-name="P40">type{}</text:p>
          </table:table-cell>
          <table:table-cell table:style-name="Table4.A1" office:value-type="string">
            <text:p text:style-name="P40">Конвертация типа (C++11)</text:p>
          </table:table-cell>
          <table:table-cell table:style-name="Table4.A1" office:value-type="string">
            <text:p text:style-name="P40">new_type{expression}</text:p>
          </table:table-cell>
        </table:table-row>
        <table:table-row>
          <table:covered-table-cell/>
          <table:table-cell table:style-name="Table4.A1" office:value-type="string">
            <text:p text:style-name="P40">[]</text:p>
          </table:table-cell>
          <table:table-cell table:style-name="Table4.A1" office:value-type="string">
            <text:p text:style-name="P40">Индекс массива</text:p>
          </table:table-cell>
          <table:table-cell table:style-name="Table4.A1" office:value-type="string">
            <text:p text:style-name="P40">pointer[expression]</text:p>
          </table:table-cell>
        </table:table-row>
        <table:table-row>
          <table:covered-table-cell/>
          <table:table-cell table:style-name="Table4.A1" office:value-type="string">
            <text:p text:style-name="P40">.</text:p>
          </table:table-cell>
          <table:table-cell table:style-name="Table4.A1" office:value-type="string">
            <text:p text:style-name="P40">Доступ к члену объекта</text:p>
          </table:table-cell>
          <table:table-cell table:style-name="Table4.A1" office:value-type="string">
            <text:p text:style-name="P40">object.member_name</text:p>
          </table:table-cell>
        </table:table-row>
        <table:table-row>
          <table:covered-table-cell/>
          <table:table-cell table:style-name="Table4.A1" office:value-type="string">
            <text:p text:style-name="P40">-&gt;</text:p>
          </table:table-cell>
          <table:table-cell table:style-name="Table4.A1" office:value-type="string">
            <text:p text:style-name="P40">Доступ к члену объекта через указатель</text:p>
          </table:table-cell>
          <table:table-cell table:style-name="Table4.A1" office:value-type="string">
            <text:p text:style-name="P40">object_pointer-&gt;member_name</text:p>
          </table:table-cell>
        </table:table-row>
        <table:table-row>
          <table:covered-table-cell/>
          <table:table-cell table:style-name="Table4.A1" office:value-type="string">
            <text:p text:style-name="P40">++</text:p>
          </table:table-cell>
          <table:table-cell table:style-name="Table4.A1" office:value-type="string">
            <text:p text:style-name="P40">Пост-инкремент</text:p>
          </table:table-cell>
          <table:table-cell table:style-name="Table4.A1" office:value-type="string">
            <text:p text:style-name="P40">lvalue++</text:p>
          </table:table-cell>
        </table:table-row>
        <table:table-row>
          <table:covered-table-cell/>
          <table:table-cell table:style-name="Table4.A1" office:value-type="string">
            <text:p text:style-name="P40">––</text:p>
          </table:table-cell>
          <table:table-cell table:style-name="Table4.A1" office:value-type="string">
            <text:p text:style-name="P40">Пост-декремент</text:p>
          </table:table-cell>
          <table:table-cell table:style-name="Table4.A1" office:value-type="string">
            <text:p text:style-name="P40">lvalue––</text:p>
          </table:table-cell>
        </table:table-row>
        <table:table-row>
          <table:covered-table-cell/>
          <table:table-cell table:style-name="Table4.A1" office:value-type="string">
            <text:p text:style-name="P40">typeid</text:p>
          </table:table-cell>
          <table:table-cell table:style-name="Table4.A1" office:value-type="string">
            <text:p text:style-name="P40">Информация о типе во время выполнения</text:p>
          </table:table-cell>
          <table:table-cell table:style-name="Table4.A1" office:value-type="string">
            <text:p text:style-name="P40">typeid(type) or typeid(expression)</text:p>
          </table:table-cell>
        </table:table-row>
        <table:table-row>
          <table:covered-table-cell/>
          <table:table-cell table:style-name="Table4.A1" office:value-type="string">
            <text:p text:style-name="P40">const_cast</text:p>
          </table:table-cell>
          <table:table-cell table:style-name="Table4.A1" office:value-type="string">
            <text:p text:style-name="P40">Cast away const</text:p>
          </table:table-cell>
          <table:table-cell table:style-name="Table4.A1" office:value-type="string">
            <text:p text:style-name="P40">const_cast(expression)</text:p>
          </table:table-cell>
        </table:table-row>
        <table:table-row>
          <table:covered-table-cell/>
          <table:table-cell table:style-name="Table4.A1" office:value-type="string">
            <text:p text:style-name="P40">dynamic_cas<text:soft-page-break/>t</text:p>
          </table:table-cell>
          <table:table-cell table:style-name="Table4.A1" office:value-type="string">
            <text:p text:style-name="P40">Type-checked cast во время <text:soft-page-break/>выполнения</text:p>
          </table:table-cell>
          <table:table-cell table:style-name="Table4.A1" office:value-type="string">
            <text:p text:style-name="P40">dynamic_cast(expressi<text:soft-page-break/>on)</text:p>
          </table:table-cell>
        </table:table-row>
        <table:table-row>
          <table:covered-table-cell/>
          <table:table-cell table:style-name="Table4.A1" office:value-type="string">
            <text:p text:style-name="P40">reinterpret_cast</text:p>
          </table:table-cell>
          <table:table-cell table:style-name="Table4.A1" office:value-type="string">
            <text:p text:style-name="P40">Конвертация одного типа в другой</text:p>
          </table:table-cell>
          <table:table-cell table:style-name="Table4.A1" office:value-type="string">
            <text:p text:style-name="P40">reinterpret_cast(expression)</text:p>
          </table:table-cell>
        </table:table-row>
        <table:table-row>
          <table:covered-table-cell/>
          <table:table-cell table:style-name="Table4.A1" office:value-type="string">
            <text:p text:style-name="P40">static_cast</text:p>
          </table:table-cell>
          <table:table-cell table:style-name="Table4.A1" office:value-type="string">
            <text:p text:style-name="P40">Type-checked cast во время компиляции</text:p>
          </table:table-cell>
          <table:table-cell table:style-name="Table4.A1" office:value-type="string">
            <text:p text:style-name="P40">static_cast(expression)</text:p>
          </table:table-cell>
        </table:table-row>
        <table:table-row>
          <table:table-cell table:style-name="Table4.A1" table:number-rows-spanned="14" office:value-type="string">
            <text:p text:style-name="P40">3. R -&gt; L</text:p>
          </table:table-cell>
          <table:table-cell table:style-name="Table4.A1" office:value-type="string">
            <text:p text:style-name="P40">+</text:p>
          </table:table-cell>
          <table:table-cell table:style-name="Table4.A1" office:value-type="string">
            <text:p text:style-name="P40">Унарный плюс</text:p>
          </table:table-cell>
          <table:table-cell table:style-name="Table4.A1" office:value-type="string">
            <text:p text:style-name="P40">+expression</text:p>
          </table:table-cell>
        </table:table-row>
        <table:table-row>
          <table:covered-table-cell/>
          <table:table-cell table:style-name="Table4.A1" office:value-type="string">
            <text:p text:style-name="P40">—</text:p>
          </table:table-cell>
          <table:table-cell table:style-name="Table4.A1" office:value-type="string">
            <text:p text:style-name="P40">Унарный минус</text:p>
          </table:table-cell>
          <table:table-cell table:style-name="Table4.A1" office:value-type="string">
            <text:p text:style-name="P40">-expression</text:p>
          </table:table-cell>
        </table:table-row>
        <table:table-row>
          <table:covered-table-cell/>
          <table:table-cell table:style-name="Table4.A1" office:value-type="string">
            <text:p text:style-name="P40">++</text:p>
          </table:table-cell>
          <table:table-cell table:style-name="Table4.A1" office:value-type="string">
            <text:p text:style-name="P40">Пре-инкремент</text:p>
          </table:table-cell>
          <table:table-cell table:style-name="Table4.A1" office:value-type="string">
            <text:p text:style-name="P40">++lvalue</text:p>
          </table:table-cell>
        </table:table-row>
        <table:table-row>
          <table:covered-table-cell/>
          <table:table-cell table:style-name="Table4.A1" office:value-type="string">
            <text:p text:style-name="P40">––</text:p>
          </table:table-cell>
          <table:table-cell table:style-name="Table4.A1" office:value-type="string">
            <text:p text:style-name="P40">Пре-декремент</text:p>
          </table:table-cell>
          <table:table-cell table:style-name="Table4.A1" office:value-type="string">
            <text:p text:style-name="P40">––lvalue</text:p>
          </table:table-cell>
        </table:table-row>
        <table:table-row>
          <table:covered-table-cell/>
          <table:table-cell table:style-name="Table4.A1" office:value-type="string">
            <text:p text:style-name="P40">!</text:p>
          </table:table-cell>
          <table:table-cell table:style-name="Table4.A1" office:value-type="string">
            <text:p text:style-name="P40">Логическое НЕ (NOT)</text:p>
          </table:table-cell>
          <table:table-cell table:style-name="Table4.A1" office:value-type="string">
            <text:p text:style-name="P40">!expression</text:p>
          </table:table-cell>
        </table:table-row>
        <table:table-row>
          <table:covered-table-cell/>
          <table:table-cell table:style-name="Table4.A1" office:value-type="string">
            <text:p text:style-name="P40">~</text:p>
          </table:table-cell>
          <table:table-cell table:style-name="Table4.A1" office:value-type="string">
            <text:p text:style-name="P40">Побитовое НЕ (NOT)</text:p>
          </table:table-cell>
          <table:table-cell table:style-name="Table4.A1" office:value-type="string">
            <text:p text:style-name="P40">~expression</text:p>
          </table:table-cell>
        </table:table-row>
        <table:table-row>
          <table:covered-table-cell/>
          <table:table-cell table:style-name="Table4.A1" office:value-type="string">
            <text:p text:style-name="P40">(type)</text:p>
          </table:table-cell>
          <table:table-cell table:style-name="Table4.A1" office:value-type="string">
            <text:p text:style-name="P40">C-style cast</text:p>
          </table:table-cell>
          <table:table-cell table:style-name="Table4.A1" office:value-type="string">
            <text:p text:style-name="P40">(new_type)expression</text:p>
          </table:table-cell>
        </table:table-row>
        <table:table-row>
          <table:covered-table-cell/>
          <table:table-cell table:style-name="Table4.A1" office:value-type="string">
            <text:p text:style-name="P40">sizeof</text:p>
          </table:table-cell>
          <table:table-cell table:style-name="Table4.A1" office:value-type="string">
            <text:p text:style-name="P40">Размер в байтах</text:p>
          </table:table-cell>
          <table:table-cell table:style-name="Table4.A1" office:value-type="string">
            <text:p text:style-name="P40">sizeof(type) or sizeof(expression)</text:p>
          </table:table-cell>
        </table:table-row>
        <table:table-row>
          <table:covered-table-cell/>
          <table:table-cell table:style-name="Table4.A1" office:value-type="string">
            <text:p text:style-name="P40">&amp;</text:p>
          </table:table-cell>
          <table:table-cell table:style-name="Table4.A1" office:value-type="string">
            <text:p text:style-name="P40">Адрес</text:p>
          </table:table-cell>
          <table:table-cell table:style-name="Table4.A1" office:value-type="string">
            <text:p text:style-name="P40">&amp;lvalue</text:p>
          </table:table-cell>
        </table:table-row>
        <table:table-row>
          <table:covered-table-cell/>
          <table:table-cell table:style-name="Table4.A1" office:value-type="string">
            <text:p text:style-name="P40">*</text:p>
          </table:table-cell>
          <table:table-cell table:style-name="Table4.A1" office:value-type="string">
            <text:p text:style-name="P40">Разыменование</text:p>
          </table:table-cell>
          <table:table-cell table:style-name="Table4.A1" office:value-type="string">
            <text:p text:style-name="P40">*expression</text:p>
          </table:table-cell>
        </table:table-row>
        <table:table-row>
          <table:covered-table-cell/>
          <table:table-cell table:style-name="Table4.A1" office:value-type="string">
            <text:p text:style-name="P40">new</text:p>
          </table:table-cell>
          <table:table-cell table:style-name="Table4.A1" office:value-type="string">
            <text:p text:style-name="P40">Динамическое выделение памяти</text:p>
          </table:table-cell>
          <table:table-cell table:style-name="Table4.A1" office:value-type="string">
            <text:p text:style-name="P40">new type</text:p>
          </table:table-cell>
        </table:table-row>
        <table:table-row>
          <table:covered-table-cell/>
          <table:table-cell table:style-name="Table4.A1" office:value-type="string">
            <text:p text:style-name="P40">new[]</text:p>
          </table:table-cell>
          <table:table-cell table:style-name="Table4.A1" office:value-type="string">
            <text:p text:style-name="P40">Динамическое выделение массива</text:p>
          </table:table-cell>
          <table:table-cell table:style-name="Table4.A1" office:value-type="string">
            <text:p text:style-name="P40">new type[expression]</text:p>
          </table:table-cell>
        </table:table-row>
        <table:table-row>
          <table:covered-table-cell/>
          <table:table-cell table:style-name="Table4.A1" office:value-type="string">
            <text:p text:style-name="P40">delete</text:p>
          </table:table-cell>
          <table:table-cell table:style-name="Table4.A1" office:value-type="string">
            <text:p text:style-name="P40">Динамическое удаление памяти</text:p>
          </table:table-cell>
          <table:table-cell table:style-name="Table4.A1" office:value-type="string">
            <text:p text:style-name="P40">delete pointer</text:p>
          </table:table-cell>
        </table:table-row>
        <table:table-row>
          <table:covered-table-cell/>
          <table:table-cell table:style-name="Table4.A1" office:value-type="string">
            <text:p text:style-name="P40">delete[]</text:p>
          </table:table-cell>
          <table:table-cell table:style-name="Table4.A1" office:value-type="string">
            <text:p text:style-name="P40">Динамическое удаление массива</text:p>
          </table:table-cell>
          <table:table-cell table:style-name="Table4.A1" office:value-type="string">
            <text:p text:style-name="P40">delete[] pointer</text:p>
          </table:table-cell>
        </table:table-row>
        <table:table-row>
          <table:table-cell table:style-name="Table4.A1" table:number-rows-spanned="2" office:value-type="string">
            <text:p text:style-name="P40">4. L -&gt; R</text:p>
          </table:table-cell>
          <table:table-cell table:style-name="Table4.A1" office:value-type="string">
            <text:p text:style-name="P40">-&gt;*</text:p>
          </table:table-cell>
          <table:table-cell table:style-name="Table4.A1" office:value-type="string">
            <text:p text:style-name="P40">Member pointer selector</text:p>
          </table:table-cell>
          <table:table-cell table:style-name="Table4.A1" office:value-type="string">
            <text:p text:style-name="P40">object_pointer-&gt;*pointer_to_member</text:p>
          </table:table-cell>
        </table:table-row>
        <table:table-row>
          <table:covered-table-cell/>
          <table:table-cell table:style-name="Table4.A1" office:value-type="string">
            <text:p text:style-name="P40">.*</text:p>
          </table:table-cell>
          <table:table-cell table:style-name="Table4.A1" office:value-type="string">
            <text:p text:style-name="P40">Member object selector</text:p>
          </table:table-cell>
          <table:table-cell table:style-name="Table4.A1" office:value-type="string">
            <text:p text:style-name="P40">object.*pointer_to_member</text:p>
          </table:table-cell>
        </table:table-row>
        <table:table-row>
          <table:table-cell table:style-name="Table4.A1" table:number-rows-spanned="3" office:value-type="string">
            <text:p text:style-name="P40">5. L -&gt; R</text:p>
          </table:table-cell>
          <table:table-cell table:style-name="Table4.A1" office:value-type="string">
            <text:p text:style-name="P40">*</text:p>
          </table:table-cell>
          <table:table-cell table:style-name="Table4.A1" office:value-type="string">
            <text:p text:style-name="P40">Умножение</text:p>
          </table:table-cell>
          <table:table-cell table:style-name="Table4.A1" office:value-type="string">
            <text:p text:style-name="P40">expression * expression</text:p>
          </table:table-cell>
        </table:table-row>
        <table:table-row>
          <table:covered-table-cell/>
          <table:table-cell table:style-name="Table4.A1" office:value-type="string">
            <text:p text:style-name="P40">/</text:p>
          </table:table-cell>
          <table:table-cell table:style-name="Table4.A1" office:value-type="string">
            <text:p text:style-name="P40">Деление</text:p>
          </table:table-cell>
          <table:table-cell table:style-name="Table4.A1" office:value-type="string">
            <text:p text:style-name="P40">expression / expression</text:p>
          </table:table-cell>
        </table:table-row>
        <table:table-row>
          <table:covered-table-cell/>
          <table:table-cell table:style-name="Table4.A1" office:value-type="string">
            <text:p text:style-name="P40">%</text:p>
          </table:table-cell>
          <table:table-cell table:style-name="Table4.A1" office:value-type="string">
            <text:p text:style-name="P40">Деление с остатком</text:p>
          </table:table-cell>
          <table:table-cell table:style-name="Table4.A1" office:value-type="string">
            <text:p text:style-name="P40">expression % expression</text:p>
          </table:table-cell>
        </table:table-row>
        <table:table-row>
          <table:table-cell table:style-name="Table4.A1" table:number-rows-spanned="2" office:value-type="string">
            <text:p text:style-name="P40">6. L -&gt; R</text:p>
          </table:table-cell>
          <table:table-cell table:style-name="Table4.A1" office:value-type="string">
            <text:p text:style-name="P40">+</text:p>
          </table:table-cell>
          <table:table-cell table:style-name="Table4.A1" office:value-type="string">
            <text:p text:style-name="P40">Сложение</text:p>
          </table:table-cell>
          <table:table-cell table:style-name="Table4.A1" office:value-type="string">
            <text:p text:style-name="P40">expression + expression</text:p>
          </table:table-cell>
        </table:table-row>
        <table:table-row>
          <table:covered-table-cell/>
          <table:table-cell table:style-name="Table4.A1" office:value-type="string">
            <text:p text:style-name="P40">—</text:p>
          </table:table-cell>
          <table:table-cell table:style-name="Table4.A1" office:value-type="string">
            <text:p text:style-name="P40">Вычитание</text:p>
          </table:table-cell>
          <table:table-cell table:style-name="Table4.A1" office:value-type="string">
            <text:p text:style-name="P40">expression — expression</text:p>
          </table:table-cell>
        </table:table-row>
        <table:table-row>
          <table:table-cell table:style-name="Table4.A1" table:number-rows-spanned="2" office:value-type="string">
            <text:p text:style-name="P40">7. L -&gt; R</text:p>
          </table:table-cell>
          <table:table-cell table:style-name="Table4.A1" office:value-type="string">
            <text:p text:style-name="P40">&lt;&lt;</text:p>
          </table:table-cell>
          <table:table-cell table:style-name="Table4.A1" office:value-type="string">
            <text:p text:style-name="P40">Побитовый сдвиг влево</text:p>
          </table:table-cell>
          <table:table-cell table:style-name="Table4.A1" office:value-type="string">
            <text:p text:style-name="P40">expression &lt;&lt; expression</text:p>
          </table:table-cell>
        </table:table-row>
        <table:table-row>
          <table:covered-table-cell/>
          <table:table-cell table:style-name="Table4.A1" office:value-type="string">
            <text:p text:style-name="P40">&gt;&gt;</text:p>
          </table:table-cell>
          <table:table-cell table:style-name="Table4.A1" office:value-type="string">
            <text:p text:style-name="P40">Побитовый сдвиг вправо</text:p>
          </table:table-cell>
          <table:table-cell table:style-name="Table4.A1" office:value-type="string">
            <text:p text:style-name="P40">expression &gt;&gt; expression</text:p>
          </table:table-cell>
        </table:table-row>
        <table:table-row>
          <table:table-cell table:style-name="Table4.A1" table:number-rows-spanned="4" office:value-type="string">
            <text:p text:style-name="P40">8. L -&gt; R</text:p>
          </table:table-cell>
          <table:table-cell table:style-name="Table4.A1" office:value-type="string">
            <text:p text:style-name="P40">&lt;</text:p>
          </table:table-cell>
          <table:table-cell table:style-name="Table4.A1" office:value-type="string">
            <text:p text:style-name="P40">Сравнение: меньше чем</text:p>
          </table:table-cell>
          <table:table-cell table:style-name="Table4.A1" office:value-type="string">
            <text:p text:style-name="P40">expression &lt; expression</text:p>
          </table:table-cell>
        </table:table-row>
        <table:table-row>
          <table:covered-table-cell/>
          <table:table-cell table:style-name="Table4.A1" office:value-type="string">
            <text:p text:style-name="P40">&lt;=</text:p>
          </table:table-cell>
          <table:table-cell table:style-name="Table4.A1" office:value-type="string">
            <text:p text:style-name="P40">Сравнение: меньше чем или равно</text:p>
          </table:table-cell>
          <table:table-cell table:style-name="Table4.A1" office:value-type="string">
            <text:p text:style-name="P40">expression &lt;= expression</text:p>
          </table:table-cell>
        </table:table-row>
        <table:table-row>
          <table:covered-table-cell/>
          <table:table-cell table:style-name="Table4.A1" office:value-type="string">
            <text:p text:style-name="P40">&gt;</text:p>
          </table:table-cell>
          <table:table-cell table:style-name="Table4.A1" office:value-type="string">
            <text:p text:style-name="P40">Сравнение: больше чем</text:p>
          </table:table-cell>
          <table:table-cell table:style-name="Table4.A1" office:value-type="string">
            <text:p text:style-name="P40">expression &gt; expression</text:p>
          </table:table-cell>
        </table:table-row>
        <table:table-row>
          <table:covered-table-cell/>
          <table:table-cell table:style-name="Table4.A1" office:value-type="string">
            <text:p text:style-name="P40">&gt;=</text:p>
          </table:table-cell>
          <table:table-cell table:style-name="Table4.A1" office:value-type="string">
            <text:p text:style-name="P40">Сравнение: больше чем или равно</text:p>
          </table:table-cell>
          <table:table-cell table:style-name="Table4.A1" office:value-type="string">
            <text:p text:style-name="P40">expression &gt;= expression</text:p>
          </table:table-cell>
        </table:table-row>
        <table:table-row>
          <table:table-cell table:style-name="Table4.A1" table:number-rows-spanned="2" office:value-type="string">
            <text:p text:style-name="P40">9. L -&gt; R</text:p>
          </table:table-cell>
          <table:table-cell table:style-name="Table4.A1" office:value-type="string">
            <text:p text:style-name="P40">==</text:p>
          </table:table-cell>
          <table:table-cell table:style-name="Table4.A1" office:value-type="string">
            <text:p text:style-name="P40">Равно</text:p>
          </table:table-cell>
          <table:table-cell table:style-name="Table4.A1" office:value-type="string">
            <text:p text:style-name="P40">expression == <text:soft-page-break/>expression</text:p>
          </table:table-cell>
        </table:table-row>
        <table:table-row>
          <table:covered-table-cell/>
          <table:table-cell table:style-name="Table4.A1" office:value-type="string">
            <text:p text:style-name="P40">!=</text:p>
          </table:table-cell>
          <table:table-cell table:style-name="Table4.A1" office:value-type="string">
            <text:p text:style-name="P40">Не равно</text:p>
          </table:table-cell>
          <table:table-cell table:style-name="Table4.A1" office:value-type="string">
            <text:p text:style-name="P40">expression != expression</text:p>
          </table:table-cell>
        </table:table-row>
        <table:table-row>
          <table:table-cell table:style-name="Table4.A1" office:value-type="string">
            <text:p text:style-name="P40">10. L -&gt; R</text:p>
          </table:table-cell>
          <table:table-cell table:style-name="Table4.A1" office:value-type="string">
            <text:p text:style-name="P40">&amp;</text:p>
          </table:table-cell>
          <table:table-cell table:style-name="Table4.A1" office:value-type="string">
            <text:p text:style-name="P40">Побитовое И (AND)</text:p>
          </table:table-cell>
          <table:table-cell table:style-name="Table4.A1" office:value-type="string">
            <text:p text:style-name="P40">expression &amp; expression</text:p>
          </table:table-cell>
        </table:table-row>
        <table:table-row>
          <table:table-cell table:style-name="Table4.A1" office:value-type="string">
            <text:p text:style-name="P40">11. L -&gt; R</text:p>
          </table:table-cell>
          <table:table-cell table:style-name="Table4.A1" office:value-type="string">
            <text:p text:style-name="P40">^</text:p>
          </table:table-cell>
          <table:table-cell table:style-name="Table4.A1" office:value-type="string">
            <text:p text:style-name="P40">Побитовое исключающее ИЛИ (XOR)</text:p>
          </table:table-cell>
          <table:table-cell table:style-name="Table4.A1" office:value-type="string">
            <text:p text:style-name="P40">expression ^ expression</text:p>
          </table:table-cell>
        </table:table-row>
        <table:table-row>
          <table:table-cell table:style-name="Table4.A1" office:value-type="string">
            <text:p text:style-name="P40">12. L -&gt; R</text:p>
          </table:table-cell>
          <table:table-cell table:style-name="Table4.A1" office:value-type="string">
            <text:p text:style-name="P40">|</text:p>
          </table:table-cell>
          <table:table-cell table:style-name="Table4.A1" office:value-type="string">
            <text:p text:style-name="P40">Побитовое ИЛИ (OR)</text:p>
          </table:table-cell>
          <table:table-cell table:style-name="Table4.A1" office:value-type="string">
            <text:p text:style-name="P40">expression | expression</text:p>
          </table:table-cell>
        </table:table-row>
        <table:table-row>
          <table:table-cell table:style-name="Table4.A1" office:value-type="string">
            <text:p text:style-name="P40">13. L -&gt; R</text:p>
          </table:table-cell>
          <table:table-cell table:style-name="Table4.A1" office:value-type="string">
            <text:p text:style-name="P40">&amp;&amp;</text:p>
          </table:table-cell>
          <table:table-cell table:style-name="Table4.A1" office:value-type="string">
            <text:p text:style-name="P40">Логическое И (AND)</text:p>
          </table:table-cell>
          <table:table-cell table:style-name="Table4.A1" office:value-type="string">
            <text:p text:style-name="P40">expression &amp;&amp; expression</text:p>
          </table:table-cell>
        </table:table-row>
        <table:table-row>
          <table:table-cell table:style-name="Table4.A1" office:value-type="string">
            <text:p text:style-name="P40">14. L -&gt; R</text:p>
          </table:table-cell>
          <table:table-cell table:style-name="Table4.A1" office:value-type="string">
            <text:p text:style-name="P40">||</text:p>
          </table:table-cell>
          <table:table-cell table:style-name="Table4.A1" office:value-type="string">
            <text:p text:style-name="P40">Логическое ИЛИ (OR)</text:p>
          </table:table-cell>
          <table:table-cell table:style-name="Table4.A1" office:value-type="string">
            <text:p text:style-name="P40">expression || expression</text:p>
          </table:table-cell>
        </table:table-row>
        <table:table-row>
          <table:table-cell table:style-name="Table4.A1" table:number-rows-spanned="12" office:value-type="string">
            <text:p text:style-name="P40">15. R -&gt; L</text:p>
          </table:table-cell>
          <table:table-cell table:style-name="Table4.A1" office:value-type="string">
            <text:p text:style-name="P40">?:</text:p>
          </table:table-cell>
          <table:table-cell table:style-name="Table4.A1" office:value-type="string">
            <text:p text:style-name="P40">Тернарный условный оператор</text:p>
          </table:table-cell>
          <table:table-cell table:style-name="Table4.A1" office:value-type="string">
            <text:p text:style-name="P40">expression ? expression : expression</text:p>
          </table:table-cell>
        </table:table-row>
        <table:table-row>
          <table:covered-table-cell/>
          <table:table-cell table:style-name="Table4.A1" office:value-type="string">
            <text:p text:style-name="P40">=</text:p>
          </table:table-cell>
          <table:table-cell table:style-name="Table4.A1" office:value-type="string">
            <text:p text:style-name="P40">Присваивание</text:p>
          </table:table-cell>
          <table:table-cell table:style-name="Table4.A1" office:value-type="string">
            <text:p text:style-name="P40">lvalue = expression</text:p>
          </table:table-cell>
        </table:table-row>
        <table:table-row>
          <table:covered-table-cell/>
          <table:table-cell table:style-name="Table4.A1" office:value-type="string">
            <text:p text:style-name="P40">*=</text:p>
          </table:table-cell>
          <table:table-cell table:style-name="Table4.A1" office:value-type="string">
            <text:p text:style-name="P40">Умножение с присваиванием</text:p>
          </table:table-cell>
          <table:table-cell table:style-name="Table4.A1" office:value-type="string">
            <text:p text:style-name="P40">lvalue *= expression</text:p>
          </table:table-cell>
        </table:table-row>
        <table:table-row>
          <table:covered-table-cell/>
          <table:table-cell table:style-name="Table4.A1" office:value-type="string">
            <text:p text:style-name="P40">/=</text:p>
          </table:table-cell>
          <table:table-cell table:style-name="Table4.A1" office:value-type="string">
            <text:p text:style-name="P40">Деление с присваиванием</text:p>
          </table:table-cell>
          <table:table-cell table:style-name="Table4.A1" office:value-type="string">
            <text:p text:style-name="P40">lvalue /= expression</text:p>
          </table:table-cell>
        </table:table-row>
        <table:table-row>
          <table:covered-table-cell/>
          <table:table-cell table:style-name="Table4.A1" office:value-type="string">
            <text:p text:style-name="P40">%=</text:p>
          </table:table-cell>
          <table:table-cell table:style-name="Table4.A1" office:value-type="string">
            <text:p text:style-name="P40">Деление с остатком и с присваиванием</text:p>
          </table:table-cell>
          <table:table-cell table:style-name="Table4.A1" office:value-type="string">
            <text:p text:style-name="P40">lvalue %= expression</text:p>
          </table:table-cell>
        </table:table-row>
        <table:table-row>
          <table:covered-table-cell/>
          <table:table-cell table:style-name="Table4.A1" office:value-type="string">
            <text:p text:style-name="P40">+=</text:p>
          </table:table-cell>
          <table:table-cell table:style-name="Table4.A1" office:value-type="string">
            <text:p text:style-name="P40">Сложение с присваиванием</text:p>
          </table:table-cell>
          <table:table-cell table:style-name="Table4.A1" office:value-type="string">
            <text:p text:style-name="P40">lvalue += expression</text:p>
          </table:table-cell>
        </table:table-row>
        <table:table-row>
          <table:covered-table-cell/>
          <table:table-cell table:style-name="Table4.A1" office:value-type="string">
            <text:p text:style-name="P40">-=</text:p>
          </table:table-cell>
          <table:table-cell table:style-name="Table4.A1" office:value-type="string">
            <text:p text:style-name="P40">Вычитание с присваиванием</text:p>
          </table:table-cell>
          <table:table-cell table:style-name="Table4.A1" office:value-type="string">
            <text:p text:style-name="P40">lvalue -= expression</text:p>
          </table:table-cell>
        </table:table-row>
        <table:table-row>
          <table:covered-table-cell/>
          <table:table-cell table:style-name="Table4.A1" office:value-type="string">
            <text:p text:style-name="P40">&lt;&lt;=</text:p>
          </table:table-cell>
          <table:table-cell table:style-name="Table4.A1" office:value-type="string">
            <text:p text:style-name="P40">Присваивание с побитовым сдвигом влево</text:p>
          </table:table-cell>
          <table:table-cell table:style-name="Table4.A1" office:value-type="string">
            <text:p text:style-name="P40">lvalue &lt;&lt;= expression</text:p>
          </table:table-cell>
        </table:table-row>
        <table:table-row>
          <table:covered-table-cell/>
          <table:table-cell table:style-name="Table4.A1" office:value-type="string">
            <text:p text:style-name="P40">&gt;&gt;=</text:p>
          </table:table-cell>
          <table:table-cell table:style-name="Table4.A1" office:value-type="string">
            <text:p text:style-name="P40">Присваивание с побитовым сдвигом вправо</text:p>
          </table:table-cell>
          <table:table-cell table:style-name="Table4.A1" office:value-type="string">
            <text:p text:style-name="P40">lvalue &gt;&gt;= expression</text:p>
          </table:table-cell>
        </table:table-row>
        <table:table-row>
          <table:covered-table-cell/>
          <table:table-cell table:style-name="Table4.A1" office:value-type="string">
            <text:p text:style-name="P40">&amp;=</text:p>
          </table:table-cell>
          <table:table-cell table:style-name="Table4.A1" office:value-type="string">
            <text:p text:style-name="P40">Присваивание с побитовой операцией И (AND)</text:p>
          </table:table-cell>
          <table:table-cell table:style-name="Table4.A1" office:value-type="string">
            <text:p text:style-name="P40">lvalue &amp;= expression</text:p>
          </table:table-cell>
        </table:table-row>
        <table:table-row>
          <table:covered-table-cell/>
          <table:table-cell table:style-name="Table4.A1" office:value-type="string">
            <text:p text:style-name="P40">|=</text:p>
          </table:table-cell>
          <table:table-cell table:style-name="Table4.A1" office:value-type="string">
            <text:p text:style-name="P40">Присваивание с побитовой операцией ИЛИ (OR)</text:p>
          </table:table-cell>
          <table:table-cell table:style-name="Table4.A1" office:value-type="string">
            <text:p text:style-name="P40">lvalue |= expression</text:p>
          </table:table-cell>
        </table:table-row>
        <table:table-row>
          <table:covered-table-cell/>
          <table:table-cell table:style-name="Table4.A1" office:value-type="string">
            <text:p text:style-name="P40">^=</text:p>
          </table:table-cell>
          <table:table-cell table:style-name="Table4.A1" office:value-type="string">
            <text:p text:style-name="P40">Присваивание с побитовой операцией «Исключающее ИЛИ» (XOR)</text:p>
          </table:table-cell>
          <table:table-cell table:style-name="Table4.A1" office:value-type="string">
            <text:p text:style-name="P40">lvalue ^= expression</text:p>
          </table:table-cell>
        </table:table-row>
        <table:table-row>
          <table:table-cell table:style-name="Table4.A1" office:value-type="string">
            <text:p text:style-name="P40">16. R -&gt; L</text:p>
          </table:table-cell>
          <table:table-cell table:style-name="Table4.A1" office:value-type="string">
            <text:p text:style-name="P40">throw</text:p>
          </table:table-cell>
          <table:table-cell table:style-name="Table4.A1" office:value-type="string">
            <text:p text:style-name="P40">Генерация исключения</text:p>
          </table:table-cell>
          <table:table-cell table:style-name="Table4.A1" office:value-type="string">
            <text:p text:style-name="P40">throw expression</text:p>
          </table:table-cell>
        </table:table-row>
        <table:table-row>
          <table:table-cell table:style-name="Table4.A1" office:value-type="string">
            <text:p text:style-name="P40">17. L -&gt; R</text:p>
          </table:table-cell>
          <table:table-cell table:style-name="Table4.A1" office:value-type="string">
            <text:p text:style-name="P40">,</text:p>
          </table:table-cell>
          <table:table-cell table:style-name="Table4.A1" office:value-type="string">
            <text:p text:style-name="P40">Оператор Запятая</text:p>
          </table:table-cell>
          <table:table-cell table:style-name="Table4.A1" office:value-type="string">
            <text:p text:style-name="P40">expression, expression</text:p>
          </table:table-cell>
        </table:table-row>
      </table:table>
      <text:p text:style-name="P19"/>
      <text:h text:style-name="P36" text:outline-level="3">Сравнение чисел типа с плавающей точкой</text:h>
      <text:p text:style-name="P19"/>
      <text:p text:style-name="P19">Сравнение значений типа с плавающей точкой с помощью любого из этих операторов — дело опасное. Почему? Из-за тех самых небольших ошибок округления, которые могут привести к неожиданным результатам. Например:</text:p>
      <text:p text:style-name="P19"/>
      <text:p text:style-name="P25">#include &lt;iostream&gt;</text:p>
      <text:p text:style-name="P25"><text:s/></text:p>
      <text:p text:style-name="P25">int main()</text:p>
      <text:p text:style-name="P25">{</text:p>
      <text:p text:style-name="P25"><text:s text:c="4"/>double d1(100 - 99.99); // должно быть 0.01</text:p>
      <text:p text:style-name="P25"><text:s text:c="4"/>double d2(10 - 9.99); // должно быть 0.01</text:p>
      <text:p text:style-name="P25"><text:s/></text:p>
      <text:p text:style-name="P25"><text:s text:c="4"/>if (d1 == d2)</text:p>
      <text:p text:style-name="P25"><text:soft-page-break/><text:s text:c="8"/>std::cout &lt;&lt; "d1 == d2" &lt;&lt; "\n";</text:p>
      <text:p text:style-name="P25"><text:s text:c="4"/>else if (d1 &gt; d2)</text:p>
      <text:p text:style-name="P25"><text:s text:c="8"/>std::cout &lt;&lt; "d1 &gt; d2" &lt;&lt; "\n";</text:p>
      <text:p text:style-name="P25"><text:s text:c="4"/>else if (d1 &lt; d2)</text:p>
      <text:p text:style-name="P25"><text:s text:c="8"/>std::cout &lt;&lt; "d1 &lt; d2" &lt;&lt; "\n";</text:p>
      <text:p text:style-name="P25"><text:s text:c="4"/></text:p>
      <text:p text:style-name="P25"><text:s text:c="4"/>return 0;</text:p>
      <text:p text:style-name="P25">}</text:p>
      <text:p text:style-name="P19"/>
      <text:p text:style-name="P19">Вот так раз:</text:p>
      <text:p text:style-name="P19"/>
      <text:p text:style-name="P25">d1 &gt; d2</text:p>
      <text:p text:style-name="P19"/>
      <text:p text:style-name="P19">В вышеприведенной программе, d1 = 0.0100000000000005116, а d2 = 0.0099999999999997868.</text:p>
      <text:p text:style-name="P19"><text:span text:style-name="T15">Часто пытаются использовать</text:span> <text:span text:style-name="T15">подобные </text:span>функции определения равенства чисел:</text:p>
      <text:p text:style-name="P19"/>
      <text:p text:style-name="P25">#include &lt;cmath&gt; // для функции fabs()</text:p>
      <text:p text:style-name="P25"><text:s/></text:p>
      <text:p text:style-name="P25">bool isAlmostEqual(double a, double b, double epsilon)</text:p>
      <text:p text:style-name="P25">{</text:p>
      <text:p text:style-name="P25"><text:s text:c="4"/>// Если разница между a и b меньше значения эпсилона, то тогда a и b - "достаточно близки"</text:p>
      <text:p text:style-name="P25"><text:s text:c="4"/>return fabs(a - b) &lt;= epsilon;</text:p>
      <text:p text:style-name="P25">}</text:p>
      <text:p text:style-name="P19"/>
      <text:p text:style-name="P19">Хоть это и рабочий вариант, но он не идеален. Эпсилон 0.00001 подходит для чисел около 1.0, но будет слишком большим для чисел типа 0.0000001 и слишком малым для чисел типа 10000. Это означает, что каждый раз, при вызове функции, нам нужно будет выбирать наиболее соответствующий входным данным функции эпсилон.</text:p>
      <text:p text:style-name="P19">Дональд Кнут, известный учёный, предложил следующий способ в своей книге «Искусство программирования, том 2: Получисленные алгоритмы» (1968):</text:p>
      <text:p text:style-name="P19"/>
      <text:p text:style-name="P25">#include &lt;cmath&gt; // для функции fabs()</text:p>
      <text:p text:style-name="P25"><text:s/></text:p>
      <text:p text:style-name="P25">// Возвращаем true, если разница между a и b в пределах процента эпсилона </text:p>
      <text:p text:style-name="P25">bool approximatelyEqual(double a, double b, double epsilon)</text:p>
      <text:p text:style-name="P25">{</text:p>
      <text:p text:style-name="P25"><text:s text:c="4"/>return fabs(a - b) &lt;= ( (fabs(a) &lt; fabs(b) ? fabs(b) : fabs(a)) * epsilon);</text:p>
      <text:p text:style-name="P25">}</text:p>
      <text:p text:style-name="P19"/>
      <text:p text:style-name="P19">Здесь, вместо использования эпсилона как абсолютного числа, мы используем его как умножитель, чтобы подстроиться под входные данные.</text:p>
      <text:p text:style-name="P19">Но и функция approximatelyEqual() тоже не идеальна, особенно, когда дело доходит до чисел, близких к нулю:</text:p>
      <text:p text:style-name="P19"/>
      <text:p text:style-name="P25">#include &lt;iostream&gt;</text:p>
      <text:p text:style-name="P25">#include &lt;cmath&gt; // для функции fabs()</text:p>
      <text:p text:style-name="P25"><text:s/></text:p>
      <text:p text:style-name="P25">// Возвращаем true, если разница между a и b в пределах процента эпсилона </text:p>
      <text:p text:style-name="P25">bool approximatelyEqual(double a, double b, double epsilon)</text:p>
      <text:p text:style-name="P25">{</text:p>
      <text:p text:style-name="P25"><text:soft-page-break/><text:tab/>return fabs(a - b) &lt;= ((fabs(a) &lt; fabs(b) ? fabs(b) : fabs(a)) * epsilon);</text:p>
      <text:p text:style-name="P25">}</text:p>
      <text:p text:style-name="P25"><text:s/></text:p>
      <text:p text:style-name="P25">int main()</text:p>
      <text:p text:style-name="P25">{</text:p>
      <text:p text:style-name="P25"><text:tab/>// Значение a очень близкое к 1.0, но, из-за ошибок округления, чуть меньше 1.0</text:p>
      <text:p text:style-name="P25"><text:tab/>double a = 0.1 + 0.1 + 0.1 + 0.1 + 0.1 + 0.1 + 0.1 + 0.1 + 0.1 + 0.1;</text:p>
      <text:p text:style-name="P25"><text:s/></text:p>
      <text:p text:style-name="P25"><text:tab/>// Во-первых, давайте сравним значение a (почти 1.0) с 1.0</text:p>
      <text:p text:style-name="P25"><text:tab/>std::cout &lt;&lt; approximatelyEqual(a, 1.0, 1e-8) &lt;&lt; "\n";</text:p>
      <text:p text:style-name="P25"><text:s/></text:p>
      <text:p text:style-name="P25"><text:tab/>// Во-вторых, давайте сравним значение a - 1.0 (почти 0.0) с 0.0</text:p>
      <text:p text:style-name="P25"><text:tab/>std::cout &lt;&lt; approximatelyEqual(a - 1.0, 0.0, 1e-8) &lt;&lt; "\n";</text:p>
      <text:p text:style-name="P25">}</text:p>
      <text:p text:style-name="P19"/>
      <text:p text:style-name="P19">Возможно, вы удивитесь, но результат:</text:p>
      <text:p text:style-name="P19"/>
      <text:p text:style-name="P25">1</text:p>
      <text:p text:style-name="P25">0</text:p>
      <text:p text:style-name="P19"/>
      <text:p text:style-name="P19">Второй вызов не сработал так, как ожидалось. Математика просто ломается, когда дело доходит до нулей.</text:p>
      <text:p text:style-name="P19">Но и этого можно избежать, используя как абсолютный эпсилон (то, что мы делали в первом способе), так и относительный (способ Кнута) вместе:</text:p>
      <text:p text:style-name="P19"/>
      <text:p text:style-name="P25">// Возвращаем true, если разница между a и b меньше absEpsilon или в пределах relEpsilon </text:p>
      <text:p text:style-name="P25">bool approximatelyEqualAbsRel(double a, double b, double absEpsilon, double relEpsilon)</text:p>
      <text:p text:style-name="P25">{</text:p>
      <text:p text:style-name="P25"><text:s text:c="4"/>// Проверяем числа на их близость - это нужно в тех случаях, когда сравниваемые числа являются нулевыми или "около нуля"</text:p>
      <text:p text:style-name="P25"><text:s text:c="4"/>double diff = fabs(a - b);</text:p>
      <text:p text:style-name="P25"><text:s text:c="4"/>if (diff &lt;= absEpsilon)</text:p>
      <text:p text:style-name="P25"><text:s text:c="8"/>return true;</text:p>
      <text:p text:style-name="P25"><text:s/></text:p>
      <text:p text:style-name="P25"><text:s text:c="4"/>// В противном случае, возвращаемся к алгоритму Кнута</text:p>
      <text:p text:style-name="P25"><text:s text:c="4"/>return diff &lt;= ( (fabs(a) &lt; fabs(b) ? fabs(b) : fabs(a)) * relEpsilon);</text:p>
      <text:p text:style-name="P25">}</text:p>
      <text:p text:style-name="P19"/>
      <text:p text:style-name="P19">Здесь мы добавили новый параметр — absEpsilon. Сначала мы сравниваем а и b с absEpsilon, который должен быть задан как очень маленькое число (например, 1e-12). Таким образом, мы решаем случаи, когда а и b — нулевые значения или близки к нулю. Если это не так, то мы возвращаемся к алгоритму Кнута.</text:p>
      <text:p text:style-name="P19">Протестируем:</text:p>
      <text:p text:style-name="P19"/>
      <text:p text:style-name="P25">#include &lt;iostream&gt;</text:p>
      <text:p text:style-name="P25">#include &lt;cmath&gt; // для функции fabs()</text:p>
      <text:p text:style-name="P25"><text:s/></text:p>
      <text:p text:style-name="P25">// Возвращаем true, если разница между a и b в пределах процента эпсилона </text:p>
      <text:p text:style-name="P25">bool approximatelyEqual(double a, double b, double epsilon)</text:p>
      <text:p text:style-name="P25">{</text:p>
      <text:p text:style-name="P25"><text:soft-page-break/><text:tab/>return fabs(a - b) &lt;= ((fabs(a) &lt; fabs(b) ? fabs(b) : fabs(a)) * epsilon);</text:p>
      <text:p text:style-name="P25">}</text:p>
      <text:p text:style-name="P25"><text:s/></text:p>
      <text:p text:style-name="P25">// Возвращаем true, если разница между a и b меньше absEpsilon </text:p>
      <text:p text:style-name="P25">// или в пределах relEpsilon </text:p>
      <text:p text:style-name="P25">bool approximatelyEqualAbsRel(double a, double b, double absEpsilon, double relEpsilon)</text:p>
      <text:p text:style-name="P25">{</text:p>
      <text:p text:style-name="P25"><text:tab/>// Проверяем числа на их близость - это нужно в случаях, </text:p>
      <text:p text:style-name="P25"><text:tab/>// когда сравниваемые числа являются нулевыми или около нуля</text:p>
      <text:p text:style-name="P25"><text:tab/>double diff = fabs(a - b);</text:p>
      <text:p text:style-name="P25"><text:tab/>if (diff &lt;= absEpsilon)</text:p>
      <text:p text:style-name="P25"><text:tab/><text:tab/>return true;</text:p>
      <text:p text:style-name="P25"><text:s/></text:p>
      <text:p text:style-name="P25"><text:tab/>// В противном случае, возвращаемся к алгоритму Кнута</text:p>
      <text:p text:style-name="P25"><text:tab/>return diff &lt;= ((fabs(a) &lt; fabs(b) ? fabs(b) : fabs(a)) * relEpsilon);</text:p>
      <text:p text:style-name="P25">}</text:p>
      <text:p text:style-name="P25"><text:s/></text:p>
      <text:p text:style-name="P25">int main()</text:p>
      <text:p text:style-name="P25">{</text:p>
      <text:p text:style-name="P25"><text:tab/>// Значение a очень близко к 1.0, но, из-за ошибок округления, чуть меньше 1.0</text:p>
      <text:p text:style-name="P25"><text:tab/>double a = 0.1 + 0.1 + 0.1 + 0.1 + 0.1 + 0.1 + 0.1 + 0.1 + 0.1 + 0.1;</text:p>
      <text:p text:style-name="P25"><text:s/></text:p>
      <text:p text:style-name="P25">// сравниваем "почти 1.0" с 1.0</text:p>
      <text:p text:style-name="P25"><text:tab/>std::cout &lt;&lt; approximatelyEqual(a, 1.0, 1e-8) &lt;&lt; "\n";</text:p>
      <text:p text:style-name="P25">// сравниваем "почти 0.0" с 0.0</text:p>
      <text:p text:style-name="P25"><text:tab/>std::cout &lt;&lt; approximatelyEqual(a - 1.0, 0.0, 1e-8) &lt;&lt; "\n";</text:p>
      <text:p text:style-name="P25">// сравниваем "почти 0.0" с 0.0</text:p>
      <text:p text:style-name="P25"><text:tab/>std::cout &lt;&lt; approximatelyEqualAbsRel(a - 1.0, 0.0, 1e-12, 1e-8) &lt;&lt; "\n";</text:p>
      <text:p text:style-name="P25">}</text:p>
      <text:p text:style-name="P19"/>
      <text:p text:style-name="P19">Результат:</text:p>
      <text:p text:style-name="P19"/>
      <text:p text:style-name="P25">1</text:p>
      <text:p text:style-name="P25">0</text:p>
      <text:p text:style-name="P25">1</text:p>
      <text:p text:style-name="P19"/>
      <text:p text:style-name="P19">С удачно подобранным absEpsilon, функция approximatelyEqualAbsRel() обрабатывает близкие к нулю и нулевые значения корректно.</text:p>
      <text:p text:style-name="P19"/>
      <text:h text:style-name="P35" text:outline-level="2">Логические операторы: И, ИЛИ, НЕ</text:h>
      <text:p text:style-name="P19"/>
      <text:h text:style-name="P36" text:outline-level="3">Логические операторы</text:h>
      <text:p text:style-name="P19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40"><text:span text:style-name="Strong_20_Emphasis">Оператор</text:span></text:p>
          </table:table-cell>
          <table:table-cell table:style-name="Table13.A1" office:value-type="string">
            <text:p text:style-name="P40"><text:span text:style-name="Strong_20_Emphasis">Символ</text:span></text:p>
          </table:table-cell>
          <table:table-cell table:style-name="Table13.A1" office:value-type="string">
            <text:p text:style-name="P40"><text:span text:style-name="Strong_20_Emphasis">Пример</text:span></text:p>
          </table:table-cell>
          <table:table-cell table:style-name="Table13.A1" office:value-type="string">
            <text:p text:style-name="P40"><text:span text:style-name="Strong_20_Emphasis">Операция</text:span></text:p>
          </table:table-cell>
        </table:table-row>
        <table:table-row>
          <table:table-cell table:style-name="Table13.A1" office:value-type="string">
            <text:p text:style-name="P40">Логическое НЕ</text:p>
          </table:table-cell>
          <table:table-cell table:style-name="Table13.A1" office:value-type="string">
            <text:p text:style-name="P40">!</text:p>
          </table:table-cell>
          <table:table-cell table:style-name="Table13.A1" office:value-type="string">
            <text:p text:style-name="P40">!x</text:p>
          </table:table-cell>
          <table:table-cell table:style-name="Table13.A1" office:value-type="string">
            <text:p text:style-name="P40">true, если x — false и false, если x — true</text:p>
          </table:table-cell>
        </table:table-row>
        <table:table-row>
          <table:table-cell table:style-name="Table13.A1" office:value-type="string">
            <text:p text:style-name="P40">Логическое И</text:p>
          </table:table-cell>
          <table:table-cell table:style-name="Table13.A1" office:value-type="string">
            <text:p text:style-name="P40">&amp;&amp;</text:p>
          </table:table-cell>
          <table:table-cell table:style-name="Table13.A1" office:value-type="string">
            <text:p text:style-name="P40">x &amp;&amp; y</text:p>
          </table:table-cell>
          <table:table-cell table:style-name="Table13.A1" office:value-type="string">
            <text:p text:style-name="P40">true, если x и y — true, в противном случае — false</text:p>
          </table:table-cell>
        </table:table-row>
        <table:table-row>
          <table:table-cell table:style-name="Table13.A1" office:value-type="string">
            <text:p text:style-name="P40">Логическое ИЛИ</text:p>
          </table:table-cell>
          <table:table-cell table:style-name="Table13.A1" office:value-type="string">
            <text:p text:style-name="P40">||</text:p>
          </table:table-cell>
          <table:table-cell table:style-name="Table13.A1" office:value-type="string">
            <text:p text:style-name="P40">x || y</text:p>
          </table:table-cell>
          <table:table-cell table:style-name="Table13.A1" office:value-type="string">
            <text:p text:style-name="P40">true, если x или y — true, в противном случае — false</text:p>
          </table:table-cell>
        </table:table-row>
      </table:table>
      <text:p text:style-name="P19"/>
      <text:h text:style-name="P35" text:outline-level="2"><text:soft-page-break/>Побитовые операторы</text:h>
      <text:p text:style-name="P19"/>
      <text:p text:style-name="P19">В языке С++ есть 6 побитовых операторов:</text:p>
      <text:p text:style-name="P19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40"><text:span text:style-name="Strong_20_Emphasis">Оператор</text:span></text:p>
          </table:table-cell>
          <table:table-cell table:style-name="Table18.A1" office:value-type="string">
            <text:p text:style-name="P40"><text:span text:style-name="Strong_20_Emphasis">Символ</text:span></text:p>
          </table:table-cell>
          <table:table-cell table:style-name="Table18.A1" office:value-type="string">
            <text:p text:style-name="P40"><text:span text:style-name="Strong_20_Emphasis">Пример</text:span></text:p>
          </table:table-cell>
          <table:table-cell table:style-name="Table18.A1" office:value-type="string">
            <text:p text:style-name="P40"><text:span text:style-name="Strong_20_Emphasis">Операция</text:span></text:p>
          </table:table-cell>
        </table:table-row>
        <table:table-row>
          <table:table-cell table:style-name="Table18.A1" office:value-type="string">
            <text:p text:style-name="P40">Побитовый сдвиг влево</text:p>
          </table:table-cell>
          <table:table-cell table:style-name="Table18.A1" office:value-type="string">
            <text:p text:style-name="P40">&lt;&lt;</text:p>
          </table:table-cell>
          <table:table-cell table:style-name="Table18.A1" office:value-type="string">
            <text:p text:style-name="P40">x &lt;&lt; y</text:p>
          </table:table-cell>
          <table:table-cell table:style-name="Table18.A1" office:value-type="string">
            <text:p text:style-name="P40">Все биты в x смещаются влево на y бит</text:p>
          </table:table-cell>
        </table:table-row>
        <table:table-row>
          <table:table-cell table:style-name="Table18.A1" office:value-type="string">
            <text:p text:style-name="P40">Побитовый сдвиг вправо</text:p>
          </table:table-cell>
          <table:table-cell table:style-name="Table18.A1" office:value-type="string">
            <text:p text:style-name="P40">&gt;&gt;</text:p>
          </table:table-cell>
          <table:table-cell table:style-name="Table18.A1" office:value-type="string">
            <text:p text:style-name="P40">x &gt;&gt; y</text:p>
          </table:table-cell>
          <table:table-cell table:style-name="Table18.A1" office:value-type="string">
            <text:p text:style-name="P40">Все биты в x смещаются вправо на y бит</text:p>
          </table:table-cell>
        </table:table-row>
        <table:table-row>
          <table:table-cell table:style-name="Table18.A1" office:value-type="string">
            <text:p text:style-name="P40">Побитовое НЕ</text:p>
          </table:table-cell>
          <table:table-cell table:style-name="Table18.A1" office:value-type="string">
            <text:p text:style-name="P40">~</text:p>
          </table:table-cell>
          <table:table-cell table:style-name="Table18.A1" office:value-type="string">
            <text:p text:style-name="P40">~x</text:p>
          </table:table-cell>
          <table:table-cell table:style-name="Table18.A1" office:value-type="string">
            <text:p text:style-name="P40">Все биты в x меняются на противоположные</text:p>
          </table:table-cell>
        </table:table-row>
        <table:table-row>
          <table:table-cell table:style-name="Table18.A1" office:value-type="string">
            <text:p text:style-name="P40">Побитовое И</text:p>
          </table:table-cell>
          <table:table-cell table:style-name="Table18.A1" office:value-type="string">
            <text:p text:style-name="P40">&amp;</text:p>
          </table:table-cell>
          <table:table-cell table:style-name="Table18.A1" office:value-type="string">
            <text:p text:style-name="P40">x &amp; y</text:p>
          </table:table-cell>
          <table:table-cell table:style-name="Table18.A1" office:value-type="string">
            <text:p text:style-name="P40">Каждый бит в x И каждый соответствующий ему бит в y</text:p>
          </table:table-cell>
        </table:table-row>
        <table:table-row>
          <table:table-cell table:style-name="Table18.A1" office:value-type="string">
            <text:p text:style-name="P40">Побитовое ИЛИ</text:p>
          </table:table-cell>
          <table:table-cell table:style-name="Table18.A1" office:value-type="string">
            <text:p text:style-name="P40">|</text:p>
          </table:table-cell>
          <table:table-cell table:style-name="Table18.A1" office:value-type="string">
            <text:p text:style-name="P40">x | y</text:p>
          </table:table-cell>
          <table:table-cell table:style-name="Table18.A1" office:value-type="string">
            <text:p text:style-name="P40">Каждый бит в x ИЛИ каждый соответствующий ему бит в y</text:p>
          </table:table-cell>
        </table:table-row>
        <table:table-row>
          <table:table-cell table:style-name="Table18.A1" office:value-type="string">
            <text:p text:style-name="P40">Побитовое исключающее ИЛИ (XOR)</text:p>
          </table:table-cell>
          <table:table-cell table:style-name="Table18.A1" office:value-type="string">
            <text:p text:style-name="P40">^</text:p>
          </table:table-cell>
          <table:table-cell table:style-name="Table18.A1" office:value-type="string">
            <text:p text:style-name="P40">x ^ y</text:p>
          </table:table-cell>
          <table:table-cell table:style-name="Table18.A1" office:value-type="string">
            <text:p text:style-name="P40">Каждый бит в x XOR с каждым соответствующим ему битом в y</text:p>
          </table:table-cell>
        </table:table-row>
      </table:table>
      <text:p text:style-name="P19"/>
      <text:p text:style-name="P19">В побитовых операциях следует использовать только целочисленные типы данных unsigned, так как C++ не всегда гарантирует корректную работу побитовых операторов с целочисленными типами signed.</text:p>
      <text:p text:style-name="P19"/>
      <text:h text:style-name="P36" text:outline-level="3">Побитовый сдвиг влево (&lt;&lt;) и побитовый сдвиг вправо (&gt;&gt;)</text:h>
      <text:p text:style-name="P19"/>
      <text:p text:style-name="P19">В языке C++ количество используемых бит основывается на размере типа данных (в 1 байте находятся 8 бит). Оператор побитового сдвига влево (&lt;&lt;) сдвигает биты влево. Левый операнд является выражением, в котором они сдвигаются, а правый — количество мест, на которые нужно сдвинуть. Поэтому в выражении 3 &lt;&lt; 1 мы имеем в виду «сдвинуть биты влево в литерале 3 на одно место».</text:p>
      <text:p text:style-name="P19"/>
      <text:p text:style-name="P25">unsigned int x = 4;</text:p>
      <text:p text:style-name="P25">x = x &lt;&lt; 1; // x должен стать равным 8</text:p>
      <text:p text:style-name="P19"/>
      <text:p text:style-name="P19">Следует помнить, что результаты операций с побитовыми сдвигами в разных компиляторах могут отличаться.</text:p>
      <text:p text:style-name="P19"/>
      <text:h text:style-name="P36" text:outline-level="3">Введение в std::bitset</text:h>
      <text:p text:style-name="P19"/>
      <text:p text:style-name="P19"><text:span text:style-name="T16">В </text:span>Стандартной библиотеке C++ есть такой объект, как std::bitset, который упрощает работу с битовыми флагами.</text:p>
      <text:p text:style-name="P19">Для его использования необходимо подключить заголовочный файл bitset, а затем определить переменную типа std::bitset, указав необходимое количество бит. Она должна быть константой типа compile time.</text:p>
      <text:p text:style-name="P19"/>
      <text:p text:style-name="P25">#include &lt;bitset&gt;</text:p>
      <text:p text:style-name="P25"><text:s/></text:p>
      <text:p text:style-name="P25">std::bitset&lt;8&gt; bits; // нам нужно 8 бит</text:p>
      <text:p text:style-name="P19"/>
      <text:p text:style-name="P19">При желании std::bitset можно инициализировать начальным набором значений:</text:p>
      <text:p text:style-name="P19"/>
      <text:p text:style-name="P25">#include &lt;bitset&gt;</text:p>
      <text:p text:style-name="P25"><text:soft-page-break/><text:s/></text:p>
      <text:p text:style-name="P25">std::bitset&lt;8&gt; bits(option1 | option2) ; // начнем с включенных option1 и option2</text:p>
      <text:p text:style-name="P25">std::bitset&lt;8&gt; morebits(0x2) ; // начнем с битового шаблона 0000 0010</text:p>
      <text:p text:style-name="P19"/>
      <text:p text:style-name="P19">Обратите внимание, наше начальное значение конвертируется в двоичную систему. Так как мы ввели шестнадцатеричное 2, то std::bitset преобразует его в двоичное 0000 0010.</text:p>
      <text:p text:style-name="P19">В std::bitset есть 4 основные функции:</text:p>
      <text:list xml:id="list4095604156" text:style-name="L48">
        <text:list-item>
          <text:p text:style-name="P18">функция test() — позволяет узнать значение бита (0 или 1).</text:p>
        </text:list-item>
        <text:list-item>
          <text:p text:style-name="P18">функция set() — позволяет включить биты (если они уже включены, то ничего не произойдет).</text:p>
        </text:list-item>
        <text:list-item>
          <text:p text:style-name="P18">функция reset() — позволяет выключить биты (если они уже выключены, то ничего не произойдет).</text:p>
        </text:list-item>
        <text:list-item>
          <text:p text:style-name="P18">функция flip() — позволяет изменить значения бит на противоположные (с 0 на 1 или с 1 на 0).</text:p>
        </text:list-item>
      </text:list>
      <text:p text:style-name="P19">Каждая из этих функций принимает в качестве параметров позиции бит. Позиция крайнего правого бита (последнего) равна 0, затем порядковый номер растет с каждым последующим битом влево (1, 2, 3, 4 и т.д.). Старайтесь давать содержательные имена битовым индексам (либо путем присваивания их константным переменным, либо с помощью перечислений — о них мы поговорим на соответствующем уроке).</text:p>
      <text:p text:style-name="P19"/>
      <text:p text:style-name="P25">#include &lt;iostream&gt;</text:p>
      <text:p text:style-name="P25">#include &lt;bitset&gt;</text:p>
      <text:p text:style-name="P25"><text:s/></text:p>
      <text:p text:style-name="P25">/*Обратите внимание, используя std::bitset, наши options соответствуют порядковым номерам бит, а не их значениям*/</text:p>
      <text:p text:style-name="P25">const int option_1 = 0;</text:p>
      <text:p text:style-name="P25">const int option_2 = 1;</text:p>
      <text:p text:style-name="P25">const int option_3 = 2;</text:p>
      <text:p text:style-name="P25">const int option_4 = 3;</text:p>
      <text:p text:style-name="P25">const int option_5 = 4;</text:p>
      <text:p text:style-name="P25">const int option_6 = 5;</text:p>
      <text:p text:style-name="P25">const int option_7 = 6;</text:p>
      <text:p text:style-name="P25">const int option_8 = 7;</text:p>
      <text:p text:style-name="P25"><text:s/></text:p>
      <text:p text:style-name="P25">int main()</text:p>
      <text:p text:style-name="P25">{</text:p>
      <text:p text:style-name="P25"><text:s text:c="4"/>// Помните, что отсчет бит начинается не с 1, а с 0</text:p>
      <text:p text:style-name="P25"><text:s text:c="4"/>std::bitset&lt;8&gt; bits(0x2); // нам нужно 8 бит, начнем с битового шаблона 0000 0010</text:p>
      <text:p text:style-name="P25"><text:s text:c="4"/>bits.set(option_5); /*включаем 4-й бит - его значение изменится на 1 (теперь мы имеем 0001 0010)*/</text:p>
      <text:p text:style-name="P25"><text:s text:c="4"/>bits.flip(option_6); /*изменяем значения 5-го бита на противоположное (теперь мы имеем 0011 0010)*/</text:p>
      <text:p text:style-name="P25"><text:s text:c="4"/>bits.reset(option_6); /*выключаем 5-й бит - его значение снова 0 (теперь мы имеем 0001 0010)*/</text:p>
      <text:p text:style-name="P25"><text:s/></text:p>
      <text:p text:style-name="P25"><text:s text:c="4"/>std::cout &lt;&lt; "Bit 4 has value: " &lt;&lt; bits.test(option_5) &lt;&lt; '\n';</text:p>
      <text:p text:style-name="P25"><text:s text:c="4"/>std::cout &lt;&lt; "Bit 5 has value: " &lt;&lt; bits.test(option_6) &lt;&lt; '\n';</text:p>
      <text:p text:style-name="P25"><text:s text:c="4"/>std::cout &lt;&lt; "All the bits: " &lt;&lt; bits &lt;&lt; '\n';</text:p>
      <text:p text:style-name="P25"><text:s/></text:p>
      <text:p text:style-name="P25"><text:s text:c="4"/>return 0;</text:p>
      <text:p text:style-name="P25">}</text:p>
      <text:p text:style-name="P19"/>
      <text:p text:style-name="P19"><text:soft-page-break/>Результат выполнения программы:</text:p>
      <text:p text:style-name="P19"/>
      <text:p text:style-name="P25">Bit 4 has value: 1</text:p>
      <text:p text:style-name="P25">Bit 5 has value: 0</text:p>
      <text:p text:style-name="P25">All the bits: 00010010</text:p>
      <text:p text:style-name="P19"/>
      <text:h text:style-name="P36" text:outline-level="3">Битовые маски</text:h>
      <text:p text:style-name="P19"/>
      <text:p text:style-name="P19">Включение, выключение, переключение или запрашивание сразу нескольких бит можно осуществить в одной битовой операции. Когда мы соединяем отдельные биты вместе, в целях их модификации как группы, то это называется битовой маской.</text:p>
      <text:p text:style-name="P19">Рассмотрим пример. В следующей программе мы просим пользователя ввести число. Затем, используя битовую маску, мы сохраняем только последние 4 бита, значения которых и выводим в консоль:</text:p>
      <text:p text:style-name="P19"/>
      <text:p text:style-name="P25">#include &lt;iostream&gt;</text:p>
      <text:p text:style-name="P25"><text:s/></text:p>
      <text:p text:style-name="P25">int main()</text:p>
      <text:p text:style-name="P25">{</text:p>
      <text:p text:style-name="P25"><text:s text:c="4"/>const unsigned int lowMask = 0xF; // битовая маска для хранения последних 4-х бит (шестнадцатеричный литерал для 0000 0000 0000 1111)</text:p>
      <text:p text:style-name="P25"><text:s/></text:p>
      <text:p text:style-name="P25"><text:s text:c="4"/>std::cout &lt;&lt; "Enter an integer: ";</text:p>
      <text:p text:style-name="P25"><text:s text:c="4"/>int num;</text:p>
      <text:p text:style-name="P25"><text:s text:c="4"/>std::cin &gt;&gt; num;</text:p>
      <text:p text:style-name="P25"><text:s/></text:p>
      <text:p text:style-name="P25"><text:s text:c="4"/>num &amp;= lowMask; // удаляем первые биты, оставляя последние 4</text:p>
      <text:p text:style-name="P25"><text:s/></text:p>
      <text:p text:style-name="P25"><text:s text:c="4"/>std::cout &lt;&lt; "The 4 low bits have value: " &lt;&lt; num &lt;&lt; '\n';</text:p>
      <text:p text:style-name="P25"><text:s/></text:p>
      <text:p text:style-name="P25"><text:s text:c="4"/>return 0;</text:p>
      <text:p text:style-name="P25">}</text:p>
      <text:p text:style-name="P19"/>
      <text:p text:style-name="P19">Результат выполнения программы:</text:p>
      <text:p text:style-name="P19"/>
      <text:p text:style-name="P25">Enter an integer: 151</text:p>
      <text:p text:style-name="P25">The 4 low bits have value: 7</text:p>
      <text:p text:style-name="P19"/>
      <text:p text:style-name="P19">151 в десятичной системе равно 1001 0111 в двоичной. lowMask — это 0000 1111 в 8-битной двоичной системе. 1001 0111 &amp; 0000 1111 = 0000 0111, что равно десятичному 7.</text:p>
      <text:p text:style-name="P19"/>
      <text:h text:style-name="P36" text:outline-level="3">Пример с RGBA</text:h>
      <text:p text:style-name="P19"/>
      <text:p text:style-name="P19">Цветные дисплейные устройства, такие как телевизоры и мониторы, состоят из миллионов пикселей, каждый из которых может отображать точку цвета. Точка цвета состоит из 3-х пучков: один красный, один зелёный и один синий (сокр. «RGB» от англ. «Red, Green, Blue»). Изменяя их интенсивность, можно воссоздать любой цвет. Количество цветов R, G и В в одном пикселе представлено 8-битным целым числом unsigned. Например, красный цвет имеет R = 255, G = 0, B = 0; фиолетовый: R = 255, G = 0, B = 255; серый: R = 127, G = 127, B = 127.</text:p>
      <text:p text:style-name="P19"><text:soft-page-break/>Используется еще 4-е значение, которое называется А. «А» от англ. «Alfa», которое отвечает за прозрачность. Если А = 0, то цвет полностью прозрачный. Если А = 255, то цвет непрозрачный.</text:p>
      <text:p text:style-name="P19">В совокупности R, G, В и А составляют одно 32-битное целое число, с 8 битами для каждого компонента:</text:p>
      <text:p text:style-name="P19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table:number-columns-spanned="4" office:value-type="string">
            <text:p text:style-name="P39"><text:span text:style-name="Strong_20_Emphasis">32-битное значение RGBA</text:span></text:p>
          </table:table-cell>
          <table:covered-table-cell/>
          <table:covered-table-cell/>
          <table:covered-table-cell/>
        </table:table-row>
        <table:table-row>
          <table:table-cell table:style-name="Table20.A1" office:value-type="string">
            <text:p text:style-name="P40">31-24 бита</text:p>
          </table:table-cell>
          <table:table-cell table:style-name="Table20.A1" office:value-type="string">
            <text:p text:style-name="P40">23-16 бит</text:p>
          </table:table-cell>
          <table:table-cell table:style-name="Table20.A1" office:value-type="string">
            <text:p text:style-name="P40">15-8 бит</text:p>
          </table:table-cell>
          <table:table-cell table:style-name="Table20.A1" office:value-type="string">
            <text:p text:style-name="P40">7-0 бит</text:p>
          </table:table-cell>
        </table:table-row>
        <table:table-row>
          <table:table-cell table:style-name="Table20.A1" office:value-type="string">
            <text:p text:style-name="P40">RRRRRRRR</text:p>
          </table:table-cell>
          <table:table-cell table:style-name="Table20.A1" office:value-type="string">
            <text:p text:style-name="P40">GGGGGGGG</text:p>
          </table:table-cell>
          <table:table-cell table:style-name="Table20.A1" office:value-type="string">
            <text:p text:style-name="P40">BBBBBBBB</text:p>
          </table:table-cell>
          <table:table-cell table:style-name="Table20.A1" office:value-type="string">
            <text:p text:style-name="P40">AAAAAAAA</text:p>
          </table:table-cell>
        </table:table-row>
        <table:table-row>
          <table:table-cell table:style-name="Table20.A1" office:value-type="string">
            <text:p text:style-name="P40">red</text:p>
          </table:table-cell>
          <table:table-cell table:style-name="Table20.A1" office:value-type="string">
            <text:p text:style-name="P40">green</text:p>
          </table:table-cell>
          <table:table-cell table:style-name="Table20.A1" office:value-type="string">
            <text:p text:style-name="P40">blue</text:p>
          </table:table-cell>
          <table:table-cell table:style-name="Table20.A1" office:value-type="string">
            <text:p text:style-name="P40">alpha</text:p>
          </table:table-cell>
        </table:table-row>
      </table:table>
      <text:p text:style-name="P19"/>
      <text:p text:style-name="P19">Следующая программа просит пользователя ввести 32-битное шестнадцатеричное значение, а затем извлекает 8-битные цветовые значения R, G, B и A:</text:p>
      <text:p text:style-name="P19"/>
      <text:p text:style-name="P25">#include &lt;iostream&gt;</text:p>
      <text:p text:style-name="P25"><text:s/></text:p>
      <text:p text:style-name="P25">int main()</text:p>
      <text:p text:style-name="P25">{</text:p>
      <text:p text:style-name="P25"><text:s text:c="4"/>const unsigned int redBits = 0xFF000000;</text:p>
      <text:p text:style-name="P25"><text:s text:c="4"/>const unsigned int greenBits = 0x00FF0000;</text:p>
      <text:p text:style-name="P25"><text:s text:c="4"/>const unsigned int blueBits = 0x0000FF00;</text:p>
      <text:p text:style-name="P25"><text:s text:c="4"/>const unsigned int alphaBits = 0x000000FF;</text:p>
      <text:p text:style-name="P25"><text:s/></text:p>
      <text:p text:style-name="P25"><text:s text:c="4"/>std::cout &lt;&lt; "Enter a 32-bit RGBA color value in hexadecimal (e.g. FF7F3300): ";</text:p>
      <text:p text:style-name="P25"><text:s text:c="4"/>unsigned int pixel;</text:p>
      <text:p text:style-name="P25"><text:s text:c="4"/>std::cin &gt;&gt; std::hex &gt;&gt; pixel; // std::hex позволяет вводить шестнадцатеричные значения</text:p>
      <text:p text:style-name="P25"><text:s/></text:p>
      <text:p text:style-name="P25"><text:s text:c="4"/>// Используем побитовое И для изоляции красных пикселей, а затем сдвигаем значение вправо в диапазон 0-255</text:p>
      <text:p text:style-name="P25"><text:s text:c="4"/>unsigned char red = (pixel &amp; redBits) &gt;&gt; 24;</text:p>
      <text:p text:style-name="P25"><text:s text:c="4"/>unsigned char green = (pixel &amp; greenBits) &gt;&gt; 16;</text:p>
      <text:p text:style-name="P25"><text:s text:c="4"/>unsigned char blue = (pixel &amp; blueBits) &gt;&gt; 8;</text:p>
      <text:p text:style-name="P25"><text:s text:c="4"/>unsigned char alpha = pixel &amp; alphaBits;</text:p>
      <text:p text:style-name="P25"><text:s/></text:p>
      <text:p text:style-name="P25"><text:s text:c="4"/>std::cout &lt;&lt; "Your color contains:\n";</text:p>
      <text:p text:style-name="P25"><text:s text:c="4"/>std::cout &lt;&lt; static_cast&lt;int&gt;(red) &lt;&lt; " of 255 red\n";</text:p>
      <text:p text:style-name="P25"><text:s text:c="4"/>std::cout &lt;&lt; static_cast&lt;int&gt;(green) &lt;&lt; " of 255 green\n";</text:p>
      <text:p text:style-name="P25"><text:s text:c="4"/>std::cout &lt;&lt; static_cast&lt;int&gt;(blue) &lt;&lt; " of 255 blue\n";</text:p>
      <text:p text:style-name="P25"><text:s text:c="4"/>std::cout &lt;&lt; static_cast&lt;int&gt;(alpha) &lt;&lt; " of 255 alpha\n";</text:p>
      <text:p text:style-name="P25"><text:s/></text:p>
      <text:p text:style-name="P25"><text:s text:c="4"/>return 0;</text:p>
      <text:p text:style-name="P25">}</text:p>
      <text:p text:style-name="P19"/>
      <text:p text:style-name="P19">Результат выполнения программы:</text:p>
      <text:p text:style-name="P19"/>
      <text:p text:style-name="P25">Enter a 32-bit RGBA color value in hexadecimal (e.g. FF7F3300): FF7F3300</text:p>
      <text:p text:style-name="P25">Your color contains:</text:p>
      <text:p text:style-name="P25">255 of 255 red</text:p>
      <text:p text:style-name="P25">127 of 255 green</text:p>
      <text:p text:style-name="P25">51 of 255 blue</text:p>
      <text:p text:style-name="P25"><text:soft-page-break/>0 of 255 alpha</text:p>
      <text:p text:style-name="P19"/>
      <text:p text:style-name="P19">В программе, приведенной выше, побитовое И используется для запроса 8-битного набора, который нас интересует, затем мы его сдвигаем вправо в диапазон от 0 до 255 для хранения и вывода.</text:p>
      <text:p text:style-name="P19"/>
      <text:p text:style-name="P19"><text:span text:style-name="T6">Заключение</text:span>: Давайте кратко повторим то, как включать, выключать, переключать и запрашивать битовые флаги.</text:p>
      <text:p text:style-name="P19">Для запроса битового состояния используется побитовое И:</text:p>
      <text:p text:style-name="P19"/>
      <text:p text:style-name="P25">if (myflags &amp; option4) ... // если установлен option4, то делаем что-нибудь</text:p>
      <text:p text:style-name="P19"/>
      <text:p text:style-name="P19">Для включения бит используется побитовое ИЛИ:</text:p>
      <text:p text:style-name="P19"/>
      <text:p text:style-name="P25">myflags |= option4; // включаем option4</text:p>
      <text:p text:style-name="P25">myflags |= (option4 | option5); // включаем option4 и option5</text:p>
      <text:p text:style-name="P19"/>
      <text:p text:style-name="P19">Для выключения бит используется побитовое И с инвертированным литералом:</text:p>
      <text:p text:style-name="P19"/>
      <text:p text:style-name="P25">myflags &amp;= ~option4; // выключаем option4 </text:p>
      <text:p text:style-name="P25">myflags &amp;= ~(option4 | option5); // выключаем option4 и option5</text:p>
      <text:p text:style-name="P19"/>
      <text:p text:style-name="P19">Для переключения между битовыми состояниями используется побитовое исключающее ИЛИ (XOR):</text:p>
      <text:p text:style-name="P19"/>
      <text:p text:style-name="P25">myflags ^= option4; // включаем или выключаем option4</text:p>
      <text:p text:style-name="P25">myflags ^= (option4 | option5); // изменяем на противоположные option4 и option5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6T00:14:15.960497773</meta:creation-date>
    <dc:date>2021-02-21T11:25:47.533561549</dc:date>
    <meta:editing-duration>PT20H3M20S</meta:editing-duration>
    <meta:editing-cycles>280</meta:editing-cycles>
    <meta:generator>LibreOffice/6.0.7.3$Linux_X86_64 LibreOffice_project/00m0$Build-3</meta:generator>
    <meta:document-statistic meta:table-count="11" meta:image-count="0" meta:object-count="0" meta:page-count="24" meta:paragraph-count="1055" meta:word-count="5502" meta:character-count="35435" meta:non-whitespace-character-count="30232"/>
  </office:meta>
</office:document-meta>
</file>